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83de9" officeooo:paragraph-rsid="00383de9"/>
    </style:style>
    <style:style style:name="P2" style:family="paragraph" style:parent-style-name="Footer">
      <style:paragraph-properties fo:text-align="end" style:justify-single-word="false"/>
      <style:text-properties officeooo:rsid="001eeccf" officeooo:paragraph-rsid="001eeccf"/>
    </style:style>
    <style:style style:name="P3" style:family="paragraph" style:parent-style-name="Standard">
      <style:paragraph-properties fo:line-height="115%" fo:text-align="start" style:justify-single-word="false"/>
      <style:text-properties style:font-name="Liberation Mono" fo:font-size="12pt" officeooo:paragraph-rsid="001c55b7" style:font-size-asian="12pt" style:font-size-complex="12pt"/>
    </style:style>
    <style:style style:name="P4" style:family="paragraph" style:parent-style-name="Preformatted_20_Text">
      <style:paragraph-properties fo:line-height="115%" fo:text-align="start" style:justify-single-word="false"/>
      <style:text-properties officeooo:rsid="001c55b7" officeooo:paragraph-rsid="00217bac"/>
    </style:style>
    <style:style style:name="P5" style:family="paragraph" style:parent-style-name="Preformatted_20_Text">
      <style:paragraph-properties fo:text-align="start" style:justify-single-word="false"/>
      <style:text-properties style:font-name="Liberation Mono" fo:font-size="12pt" officeooo:rsid="001c55b7" officeooo:paragraph-rsid="001c55b7" style:font-size-asian="12pt" style:font-size-complex="12pt"/>
    </style:style>
    <style:style style:name="P6" style:family="paragraph" style:parent-style-name="Preformatted_20_Text">
      <style:paragraph-properties fo:text-align="start" style:justify-single-word="false"/>
      <style:text-properties style:font-name="Liberation Mono" fo:font-size="12pt" officeooo:rsid="001c55b7" officeooo:paragraph-rsid="00217bac" style:font-size-asian="12pt" style:font-size-complex="12pt"/>
    </style:style>
    <style:style style:name="P7" style:family="paragraph" style:parent-style-name="Preformatted_20_Text">
      <style:paragraph-properties fo:text-align="start" style:justify-single-word="false"/>
      <style:text-properties style:font-name="Liberation Mono" fo:font-size="12pt" officeooo:rsid="001c55b7" officeooo:paragraph-rsid="00293078" style:font-size-asian="12pt" style:font-size-complex="12pt"/>
    </style:style>
    <style:style style:name="P8" style:family="paragraph" style:parent-style-name="Preformatted_20_Text">
      <style:paragraph-properties fo:text-align="start" style:justify-single-word="false"/>
      <style:text-properties style:font-name="Liberation Mono" fo:font-size="12pt" officeooo:rsid="001c55b7" officeooo:paragraph-rsid="001f18c5" style:font-size-asian="12pt" style:font-size-complex="12pt"/>
    </style:style>
    <style:style style:name="P9" style:family="paragraph" style:parent-style-name="Preformatted_20_Text">
      <style:paragraph-properties fo:line-height="115%" fo:text-align="start" style:justify-single-word="false"/>
      <style:text-properties style:font-name="Liberation Mono" fo:font-size="12pt" officeooo:rsid="001c55b7" officeooo:paragraph-rsid="00217bac" style:font-size-asian="12pt" style:font-size-complex="12pt"/>
    </style:style>
    <style:style style:name="P10" style:family="paragraph" style:parent-style-name="Preformatted_20_Text">
      <style:paragraph-properties fo:line-height="115%" fo:text-align="start" style:justify-single-word="false"/>
      <style:text-properties style:font-name="Liberation Mono" fo:font-size="12pt" officeooo:rsid="001c55b7" officeooo:paragraph-rsid="002088e6" style:font-size-asian="12pt" style:font-size-complex="12pt"/>
    </style:style>
    <style:style style:name="P11" style:family="paragraph" style:parent-style-name="Preformatted_20_Text">
      <style:paragraph-properties fo:line-height="115%" fo:text-align="start" style:justify-single-word="false"/>
      <style:text-properties style:font-name="Liberation Mono" fo:font-size="12pt" officeooo:rsid="001c55b7" officeooo:paragraph-rsid="001c7a1e" style:font-size-asian="12pt" style:font-size-complex="12pt"/>
    </style:style>
    <style:style style:name="P12" style:family="paragraph" style:parent-style-name="Preformatted_20_Text">
      <style:paragraph-properties fo:line-height="115%" fo:text-align="start" style:justify-single-word="false"/>
      <style:text-properties style:font-name="Liberation Mono" fo:font-size="12pt" officeooo:rsid="001c55b7" officeooo:paragraph-rsid="001c55b7" style:font-size-asian="12pt" style:font-size-complex="12pt"/>
    </style:style>
    <style:style style:name="P13" style:family="paragraph" style:parent-style-name="Preformatted_20_Text">
      <style:paragraph-properties fo:line-height="115%" fo:text-align="start" style:justify-single-word="false"/>
      <style:text-properties style:font-name="Liberation Mono" fo:font-size="12pt" officeooo:rsid="001c55b7" officeooo:paragraph-rsid="00293078" style:font-size-asian="12pt" style:font-size-complex="12pt"/>
    </style:style>
    <style:style style:name="P14" style:family="paragraph" style:parent-style-name="Preformatted_20_Text">
      <style:paragraph-properties fo:line-height="115%" fo:text-align="start" style:justify-single-word="false"/>
      <style:text-properties style:font-name="Liberation Mono" fo:font-size="12pt" officeooo:rsid="001c55b7" officeooo:paragraph-rsid="001f18c5" style:font-size-asian="12pt" style:font-size-complex="12pt"/>
    </style:style>
    <style:style style:name="P15" style:family="paragraph" style:parent-style-name="Preformatted_20_Text">
      <style:paragraph-properties fo:line-height="115%" fo:text-align="start" style:justify-single-word="false"/>
      <style:text-properties style:font-name="Liberation Mono" fo:font-size="12pt" officeooo:rsid="001c55b7" officeooo:paragraph-rsid="001e48a4" style:font-size-asian="12pt" style:font-size-complex="12pt"/>
    </style:style>
    <style:style style:name="P16" style:family="paragraph" style:parent-style-name="Preformatted_20_Text">
      <style:paragraph-properties fo:line-height="115%" fo:text-align="start" style:justify-single-word="false"/>
      <style:text-properties style:font-name="Liberation Mono" fo:font-size="12pt" officeooo:rsid="001c55b7" officeooo:paragraph-rsid="00284efc" style:font-size-asian="12pt" style:font-size-complex="12pt"/>
    </style:style>
    <style:style style:name="P17" style:family="paragraph" style:parent-style-name="Preformatted_20_Text">
      <style:text-properties style:font-name="Liberation Mono" fo:font-size="12pt" officeooo:rsid="001c55b7" officeooo:paragraph-rsid="001c55b7" style:font-size-asian="12pt" style:font-size-complex="12pt"/>
    </style:style>
    <style:style style:name="P18" style:family="paragraph" style:parent-style-name="Preformatted_20_Text">
      <style:paragraph-properties fo:text-align="center" style:justify-single-word="false"/>
      <style:text-properties style:font-name="Liberation Mono" fo:font-size="12pt" officeooo:rsid="001c55b7" officeooo:paragraph-rsid="001c55b7" style:font-size-asian="12pt" style:font-size-complex="12pt"/>
    </style:style>
    <style:style style:name="P19" style:family="paragraph" style:parent-style-name="Preformatted_20_Text">
      <style:paragraph-properties fo:line-height="115%" fo:text-align="start" style:justify-single-word="false"/>
      <style:text-properties style:font-name="Liberation Mono" fo:font-size="12pt" officeooo:rsid="002088e6" officeooo:paragraph-rsid="00217bac" style:font-size-asian="12pt" style:font-size-complex="12pt"/>
    </style:style>
    <style:style style:name="P20" style:family="paragraph" style:parent-style-name="Preformatted_20_Text">
      <style:paragraph-properties fo:line-height="115%" fo:text-align="start" style:justify-single-word="false"/>
      <style:text-properties style:font-name="Liberation Mono" fo:font-size="12pt" officeooo:rsid="00217bac" officeooo:paragraph-rsid="00217bac" style:font-size-asian="12pt" style:font-size-complex="12pt"/>
    </style:style>
    <style:style style:name="P21" style:family="paragraph" style:parent-style-name="Preformatted_20_Text">
      <style:paragraph-properties fo:text-align="start" style:justify-single-word="false"/>
      <style:text-properties style:font-name="Liberation Mono" fo:font-size="12pt" officeooo:paragraph-rsid="001c55b7" style:font-size-asian="12pt" style:font-size-complex="12pt"/>
    </style:style>
    <style:style style:name="P22" style:family="paragraph" style:parent-style-name="Preformatted_20_Text">
      <style:paragraph-properties fo:line-height="115%" fo:text-align="start" style:justify-single-word="false"/>
      <style:text-properties style:font-name="Liberation Mono" fo:font-size="12pt" officeooo:rsid="001c7a1e" officeooo:paragraph-rsid="001c7a1e" style:font-size-asian="12pt" style:font-size-complex="12pt"/>
    </style:style>
    <style:style style:name="P23" style:family="paragraph" style:parent-style-name="Preformatted_20_Text">
      <style:paragraph-properties fo:line-height="115%" fo:text-align="start" style:justify-single-word="false"/>
      <style:text-properties style:font-name="Liberation Mono" fo:font-size="12pt" officeooo:rsid="001c7a1e" officeooo:paragraph-rsid="001eeccf" style:font-size-asian="12pt" style:font-size-complex="12pt"/>
    </style:style>
    <style:style style:name="P24" style:family="paragraph" style:parent-style-name="Preformatted_20_Text">
      <style:paragraph-properties fo:line-height="115%" fo:text-align="start" style:justify-single-word="false"/>
      <style:text-properties style:font-name="Liberation Mono" fo:font-size="12pt" officeooo:rsid="001c7a1e" officeooo:paragraph-rsid="00201733" style:font-size-asian="12pt" style:font-size-complex="12pt"/>
    </style:style>
    <style:style style:name="P25" style:family="paragraph" style:parent-style-name="Preformatted_20_Text">
      <style:paragraph-properties fo:line-height="115%" fo:text-align="start" style:justify-single-word="false"/>
      <style:text-properties style:font-name="Liberation Mono" fo:font-size="12pt" officeooo:rsid="001c7a1e" officeooo:paragraph-rsid="003de9a9" style:font-size-asian="12pt" style:font-size-complex="12pt"/>
    </style:style>
    <style:style style:name="P26" style:family="paragraph" style:parent-style-name="Preformatted_20_Text">
      <style:paragraph-properties fo:text-align="start" style:justify-single-word="false"/>
      <style:text-properties style:font-name="Liberation Mono" fo:font-size="12pt" officeooo:rsid="001c7a1e" officeooo:paragraph-rsid="001c7a1e" style:font-size-asian="12pt" style:font-size-complex="12pt"/>
    </style:style>
    <style:style style:name="P27" style:family="paragraph" style:parent-style-name="Preformatted_20_Text">
      <style:paragraph-properties fo:line-height="115%" fo:text-align="start" style:justify-single-word="false"/>
      <style:text-properties style:font-name="Liberation Mono" fo:font-size="12pt" officeooo:rsid="001eeccf" officeooo:paragraph-rsid="00201733" style:font-size-asian="12pt" style:font-size-complex="12pt"/>
    </style:style>
    <style:style style:name="P28" style:family="paragraph" style:parent-style-name="Preformatted_20_Text">
      <style:paragraph-properties fo:line-height="115%" fo:text-align="start" style:justify-single-word="false"/>
      <style:text-properties style:font-name="Liberation Mono" fo:font-size="12pt" officeooo:rsid="001e48a4" officeooo:paragraph-rsid="001e48a4" style:font-size-asian="12pt" style:font-size-complex="12pt"/>
    </style:style>
    <style:style style:name="P29" style:family="paragraph" style:parent-style-name="Preformatted_20_Text">
      <style:paragraph-properties fo:line-height="115%" fo:text-align="start" style:justify-single-word="false"/>
      <style:text-properties style:font-name="Liberation Mono" fo:font-size="12pt" officeooo:rsid="001e48a4" officeooo:paragraph-rsid="001c7a1e" style:font-size-asian="12pt" style:font-size-complex="12pt"/>
    </style:style>
    <style:style style:name="P30" style:family="paragraph" style:parent-style-name="Preformatted_20_Text">
      <style:paragraph-properties fo:line-height="115%" fo:text-align="start" style:justify-single-word="false"/>
      <style:text-properties style:font-name="Liberation Mono" fo:font-size="12pt" officeooo:rsid="001e48a4" officeooo:paragraph-rsid="00301839" style:font-size-asian="12pt" style:font-size-complex="12pt"/>
    </style:style>
    <style:style style:name="P31" style:family="paragraph" style:parent-style-name="Preformatted_20_Text">
      <style:paragraph-properties fo:line-height="115%" fo:text-align="start" style:justify-single-word="false"/>
      <style:text-properties style:font-name="Liberation Mono" fo:font-size="12pt" officeooo:rsid="001e48a4" officeooo:paragraph-rsid="002cf91f" style:font-size-asian="12pt" style:font-size-complex="12pt"/>
    </style:style>
    <style:style style:name="P32" style:family="paragraph" style:parent-style-name="Preformatted_20_Text">
      <style:paragraph-properties fo:text-align="start" style:justify-single-word="false"/>
      <style:text-properties style:font-name="Liberation Mono" fo:font-size="12pt" officeooo:rsid="0020119d" officeooo:paragraph-rsid="0020119d" style:font-size-asian="12pt" style:font-size-complex="12pt"/>
    </style:style>
    <style:style style:name="P33" style:family="paragraph" style:parent-style-name="Preformatted_20_Text">
      <style:paragraph-properties fo:text-align="start" style:justify-single-word="false"/>
      <style:text-properties style:font-name="Liberation Mono" fo:font-size="12pt" officeooo:rsid="00201733" officeooo:paragraph-rsid="00201733" style:font-size-asian="12pt" style:font-size-complex="12pt"/>
    </style:style>
    <style:style style:name="P34" style:family="paragraph" style:parent-style-name="Preformatted_20_Text">
      <style:paragraph-properties fo:text-align="start" style:justify-single-word="false"/>
      <style:text-properties style:font-name="Liberation Mono" fo:font-size="12pt" officeooo:rsid="00201733" officeooo:paragraph-rsid="00301839" style:font-size-asian="12pt" style:font-size-complex="12pt"/>
    </style:style>
    <style:style style:name="P35" style:family="paragraph" style:parent-style-name="Preformatted_20_Text">
      <style:paragraph-properties fo:text-align="start" style:justify-single-word="false"/>
      <style:text-properties style:font-name="Liberation Mono" fo:font-size="12pt" officeooo:rsid="00201733" officeooo:paragraph-rsid="002b022e" style:font-size-asian="12pt" style:font-size-complex="12pt"/>
    </style:style>
    <style:style style:name="P36" style:family="paragraph" style:parent-style-name="Preformatted_20_Text">
      <style:paragraph-properties fo:text-align="start" style:justify-single-word="false"/>
      <style:text-properties style:font-name="Liberation Mono" fo:font-size="12pt" officeooo:rsid="00201733" officeooo:paragraph-rsid="004071f4" style:font-size-asian="12pt" style:font-size-complex="12pt"/>
    </style:style>
    <style:style style:name="P37" style:family="paragraph" style:parent-style-name="Preformatted_20_Text">
      <style:paragraph-properties fo:text-align="start" style:justify-single-word="false"/>
      <style:text-properties style:font-name="Liberation Mono" fo:font-size="12pt" officeooo:rsid="00201733" officeooo:paragraph-rsid="0042a904" style:font-size-asian="12pt" style:font-size-complex="12pt"/>
    </style:style>
    <style:style style:name="P38" style:family="paragraph" style:parent-style-name="Preformatted_20_Text">
      <style:paragraph-properties fo:text-align="start" style:justify-single-word="false"/>
      <style:text-properties style:font-name="Liberation Mono" fo:font-size="12pt" officeooo:rsid="00201733" officeooo:paragraph-rsid="004518f4" style:font-size-asian="12pt" style:font-size-complex="12pt"/>
    </style:style>
    <style:style style:name="P39" style:family="paragraph" style:parent-style-name="Preformatted_20_Text">
      <style:paragraph-properties fo:text-align="start" style:justify-single-word="false"/>
      <style:text-properties style:font-name="Liberation Mono" fo:font-size="12pt" officeooo:rsid="00201733" officeooo:paragraph-rsid="00467e2e" style:font-size-asian="12pt" style:font-size-complex="12pt"/>
    </style:style>
    <style:style style:name="P40" style:family="paragraph" style:parent-style-name="Preformatted_20_Text">
      <style:paragraph-properties fo:line-height="115%" fo:text-align="start" style:justify-single-word="false"/>
      <style:text-properties style:font-name="Liberation Mono" fo:font-size="12pt" officeooo:rsid="00201733" officeooo:paragraph-rsid="00201733" style:font-size-asian="12pt" style:font-size-complex="12pt"/>
    </style:style>
    <style:style style:name="P41" style:family="paragraph" style:parent-style-name="Preformatted_20_Text">
      <style:paragraph-properties fo:line-height="115%" fo:text-align="start" style:justify-single-word="false"/>
      <style:text-properties style:font-name="Liberation Mono" fo:font-size="12pt" officeooo:rsid="00201733" officeooo:paragraph-rsid="00301839" style:font-size-asian="12pt" style:font-size-complex="12pt"/>
    </style:style>
    <style:style style:name="P42" style:family="paragraph" style:parent-style-name="Preformatted_20_Text">
      <style:paragraph-properties fo:line-height="115%" fo:text-align="start" style:justify-single-word="false"/>
      <style:text-properties style:font-name="Liberation Mono" fo:font-size="12pt" officeooo:rsid="00293078" officeooo:paragraph-rsid="00293078" style:font-size-asian="12pt" style:font-size-complex="12pt"/>
    </style:style>
    <style:style style:name="P43" style:family="paragraph" style:parent-style-name="Preformatted_20_Text">
      <style:paragraph-properties fo:text-align="start" style:justify-single-word="false"/>
      <style:text-properties style:font-name="Liberation Mono" fo:font-size="12pt" officeooo:rsid="002b022e" officeooo:paragraph-rsid="002b022e" style:font-size-asian="12pt" style:font-size-complex="12pt"/>
    </style:style>
    <style:style style:name="P44" style:family="paragraph" style:parent-style-name="Preformatted_20_Text">
      <style:paragraph-properties fo:line-height="115%" fo:text-align="start" style:justify-single-word="false"/>
      <style:text-properties style:font-name="Liberation Mono" fo:font-size="12pt" officeooo:rsid="002b022e" officeooo:paragraph-rsid="002b022e" style:font-size-asian="12pt" style:font-size-complex="12pt"/>
    </style:style>
    <style:style style:name="P45" style:family="paragraph" style:parent-style-name="Preformatted_20_Text">
      <style:paragraph-properties fo:line-height="115%" fo:text-align="start" style:justify-single-word="false"/>
      <style:text-properties style:font-name="Liberation Mono" fo:font-size="12pt" officeooo:rsid="002b022e" officeooo:paragraph-rsid="00301839" style:font-size-asian="12pt" style:font-size-complex="12pt"/>
    </style:style>
    <style:style style:name="P46" style:family="paragraph" style:parent-style-name="Preformatted_20_Text">
      <style:paragraph-properties fo:text-align="center" style:justify-single-word="false"/>
      <style:text-properties style:font-name="Liberation Mono" fo:font-size="12pt" officeooo:rsid="0022e942" officeooo:paragraph-rsid="0022e942" style:font-size-asian="12pt" style:font-size-complex="12pt"/>
    </style:style>
    <style:style style:name="P47" style:family="paragraph" style:parent-style-name="Preformatted_20_Text">
      <style:paragraph-properties fo:text-align="start" style:justify-single-word="false"/>
      <style:text-properties style:font-name="Liberation Mono" fo:font-size="12pt" officeooo:rsid="003de9a9" officeooo:paragraph-rsid="003de9a9" style:font-size-asian="12pt" style:font-size-complex="12pt"/>
    </style:style>
    <style:style style:name="P48" style:family="paragraph" style:parent-style-name="Preformatted_20_Text">
      <style:paragraph-properties fo:line-height="115%" fo:text-align="start" style:justify-single-word="false"/>
      <style:text-properties style:font-name="Liberation Mono" fo:font-size="12pt" officeooo:rsid="002cf91f" officeooo:paragraph-rsid="00301839" style:font-size-asian="12pt" style:font-size-complex="12pt"/>
    </style:style>
    <style:style style:name="P49" style:family="paragraph" style:parent-style-name="Preformatted_20_Text">
      <style:paragraph-properties fo:text-align="start" style:justify-single-word="false"/>
      <style:text-properties style:font-name="Liberation Mono" fo:font-size="12pt" officeooo:rsid="004071f4" officeooo:paragraph-rsid="004071f4" style:font-size-asian="12pt" style:font-size-complex="12pt"/>
    </style:style>
    <style:style style:name="P50" style:family="paragraph" style:parent-style-name="Preformatted_20_Text">
      <style:paragraph-properties fo:text-align="start" style:justify-single-word="false"/>
      <style:text-properties style:font-name="Liberation Mono" fo:font-size="12pt" officeooo:rsid="0041784a" officeooo:paragraph-rsid="0042a904" style:font-size-asian="12pt" style:font-size-complex="12pt"/>
    </style:style>
    <style:style style:name="P51" style:family="paragraph" style:parent-style-name="Preformatted_20_Text">
      <style:paragraph-properties fo:text-align="start" style:justify-single-word="false"/>
      <style:text-properties style:font-name="Liberation Mono" fo:font-size="12pt" officeooo:rsid="0042a904" officeooo:paragraph-rsid="0042a904" style:font-size-asian="12pt" style:font-size-complex="12pt"/>
    </style:style>
    <style:style style:name="P52" style:family="paragraph" style:parent-style-name="Preformatted_20_Text">
      <style:paragraph-properties fo:text-align="start" style:justify-single-word="false"/>
      <style:text-properties style:font-name="Liberation Mono" fo:font-size="12pt" officeooo:rsid="004518f4" officeooo:paragraph-rsid="004518f4" style:font-size-asian="12pt" style:font-size-complex="12pt"/>
    </style:style>
    <style:style style:name="P53" style:family="paragraph" style:parent-style-name="Preformatted_20_Text">
      <style:paragraph-properties fo:line-height="115%" fo:text-align="start" style:justify-single-word="false"/>
      <style:text-properties style:font-name="Liberation Mono" fo:font-size="12pt" fo:font-weight="normal" officeooo:rsid="003de9a9" officeooo:paragraph-rsid="003de9a9" style:font-size-asian="12pt" style:font-weight-asian="normal" style:font-size-complex="12pt" style:font-weight-complex="normal"/>
    </style:style>
    <style:style style:name="P54" style:family="paragraph" style:parent-style-name="Text_20_body">
      <style:text-properties style:font-name="Liberation Mono" fo:font-size="12pt" style:font-size-asian="12pt" style:font-size-complex="12pt"/>
    </style:style>
    <style:style style:name="P55" style:family="paragraph" style:parent-style-name="Text_20_body">
      <style:text-properties style:font-name="Liberation Mono" fo:font-size="12pt" officeooo:rsid="0024ad10" officeooo:paragraph-rsid="00284efc" style:font-size-asian="12pt" style:font-size-complex="12pt"/>
    </style:style>
    <style:style style:name="P56" style:family="paragraph" style:parent-style-name="Text_20_body">
      <style:paragraph-properties fo:line-height="115%" fo:text-align="start" style:justify-single-word="false"/>
      <style:text-properties style:font-name="Liberation Mono" fo:font-size="12pt" officeooo:rsid="0024ad10" officeooo:paragraph-rsid="00284efc" style:font-size-asian="12pt" style:font-size-complex="12pt"/>
    </style:style>
    <style:style style:name="P57" style:family="paragraph" style:parent-style-name="Standard">
      <style:text-properties style:font-name="monospace" fo:font-size="11.25pt"/>
    </style:style>
    <style:style style:name="P58" style:family="paragraph" style:parent-style-name="Standard">
      <style:paragraph-properties fo:text-align="start" style:justify-single-word="false"/>
      <style:text-properties style:font-name="monospace" fo:font-size="11.25pt" officeooo:paragraph-rsid="001c7a1e"/>
    </style:style>
    <style:style style:name="P59" style:family="paragraph" style:parent-style-name="Text_20_body">
      <style:text-properties style:font-name="Liberation Mono" fo:font-size="12pt" officeooo:rsid="0024ad10" officeooo:paragraph-rsid="00284efc" style:font-size-asian="12pt" style:font-size-complex="12pt"/>
    </style:style>
    <style:style style:name="P60" style:family="paragraph" style:parent-style-name="Preformatted_20_Text" style:list-style-name="L1">
      <style:paragraph-properties fo:text-align="start" style:justify-single-word="false"/>
      <style:text-properties style:font-name="Liberation Mono" fo:font-size="12pt" officeooo:rsid="0042a904" officeooo:paragraph-rsid="0042a904" style:font-size-asian="12pt" style:font-size-complex="12pt"/>
    </style:style>
    <style:style style:name="P61" style:family="paragraph" style:parent-style-name="Preformatted_20_Text" style:list-style-name="L2">
      <style:paragraph-properties fo:text-align="start" style:justify-single-word="false"/>
      <style:text-properties style:font-name="Liberation Mono" fo:font-size="12pt" officeooo:rsid="004518f4" officeooo:paragraph-rsid="004518f4" style:font-size-asian="12pt" style:font-size-complex="12pt"/>
    </style:style>
    <style:style style:name="P62" style:family="paragraph" style:parent-style-name="Preformatted_20_Text" style:list-style-name="L3">
      <style:paragraph-properties fo:text-align="start" style:justify-single-word="false"/>
      <style:text-properties style:font-name="Liberation Mono" fo:font-size="12pt" officeooo:rsid="004071f4" officeooo:paragraph-rsid="004071f4" style:font-size-asian="12pt" style:font-size-complex="12pt"/>
    </style:style>
    <style:style style:name="P63" style:family="paragraph" style:parent-style-name="Preformatted_20_Text" style:list-style-name="L3">
      <style:paragraph-properties fo:text-align="start" style:justify-single-word="false"/>
      <style:text-properties style:font-name="Liberation Mono" fo:font-size="12pt" officeooo:rsid="004071f4" officeooo:paragraph-rsid="0041784a" style:font-size-asian="12pt" style:font-size-complex="12pt"/>
    </style:style>
    <style:style style:name="P64" style:family="paragraph" style:parent-style-name="Preformatted_20_Text">
      <style:paragraph-properties fo:text-align="start" style:justify-single-word="false"/>
      <style:text-properties style:font-name="Liberation Mono" fo:font-size="12pt" officeooo:rsid="00201733" officeooo:paragraph-rsid="00201733" style:font-size-asian="12pt" style:font-size-complex="12pt"/>
    </style:style>
    <style:style style:name="P65" style:family="paragraph" style:parent-style-name="Preformatted_20_Text">
      <style:paragraph-properties fo:text-align="start" style:justify-single-word="false"/>
      <style:text-properties style:font-name="Liberation Mono" fo:font-size="12pt" officeooo:rsid="00201733" officeooo:paragraph-rsid="0048203e" style:font-size-asian="12pt" style:font-size-complex="12pt"/>
    </style:style>
    <style:style style:name="P66" style:family="paragraph" style:parent-style-name="Preformatted_20_Text">
      <style:paragraph-properties fo:text-align="start" style:justify-single-word="false"/>
      <style:text-properties style:font-name="Liberation Mono" fo:font-size="12pt" officeooo:rsid="00201733" officeooo:paragraph-rsid="004a94d9" style:font-size-asian="12pt" style:font-size-complex="12pt"/>
    </style:style>
    <style:style style:name="P67" style:family="paragraph" style:parent-style-name="Preformatted_20_Text">
      <style:paragraph-properties fo:text-align="start" style:justify-single-word="false"/>
      <style:text-properties style:font-name="Liberation Mono" fo:font-size="12pt" officeooo:rsid="00201733" officeooo:paragraph-rsid="004c83e0" style:font-size-asian="12pt" style:font-size-complex="12pt"/>
    </style:style>
    <style:style style:name="P68" style:family="paragraph" style:parent-style-name="Preformatted_20_Text">
      <style:paragraph-properties fo:text-align="start" style:justify-single-word="false"/>
      <style:text-properties style:font-name="Liberation Mono" fo:font-size="12pt" officeooo:rsid="00201733" officeooo:paragraph-rsid="004e017f" style:font-size-asian="12pt" style:font-size-complex="12pt"/>
    </style:style>
    <style:style style:name="P69" style:family="paragraph" style:parent-style-name="Preformatted_20_Text">
      <style:paragraph-properties fo:text-align="start" style:justify-single-word="false"/>
      <style:text-properties style:font-name="Liberation Mono" fo:font-size="12pt" officeooo:rsid="00201733" officeooo:paragraph-rsid="005744f8" style:font-size-asian="12pt" style:font-size-complex="12pt"/>
    </style:style>
    <style:style style:name="P70" style:family="paragraph" style:parent-style-name="Preformatted_20_Text">
      <style:paragraph-properties fo:line-height="115%" fo:text-align="start" style:justify-single-word="false"/>
      <style:text-properties style:font-name="Liberation Mono" fo:font-size="12pt" officeooo:rsid="00201733" officeooo:paragraph-rsid="004e017f" style:font-size-asian="12pt" style:font-size-complex="12pt"/>
    </style:style>
    <style:style style:name="P71" style:family="paragraph" style:parent-style-name="Preformatted_20_Text">
      <style:paragraph-properties fo:text-align="start" style:justify-single-word="false"/>
      <style:text-properties style:font-name="Liberation Mono" fo:font-size="12pt" officeooo:rsid="0048203e" officeooo:paragraph-rsid="0048203e" style:font-size-asian="12pt" style:font-size-complex="12pt"/>
    </style:style>
    <style:style style:name="P72" style:family="paragraph" style:parent-style-name="Preformatted_20_Text">
      <style:paragraph-properties fo:text-align="start" style:justify-single-word="false"/>
      <style:text-properties style:font-name="Liberation Mono" fo:font-size="12pt" officeooo:rsid="0048203e" officeooo:paragraph-rsid="004e017f" style:font-size-asian="12pt" style:font-size-complex="12pt"/>
    </style:style>
    <style:style style:name="P73" style:family="paragraph" style:parent-style-name="Preformatted_20_Text">
      <style:paragraph-properties fo:text-align="start" style:justify-single-word="false"/>
      <style:text-properties style:font-name="Liberation Mono" fo:font-size="12pt" officeooo:rsid="0048203e" officeooo:paragraph-rsid="004fc3e1" style:font-size-asian="12pt" style:font-size-complex="12pt"/>
    </style:style>
    <style:style style:name="P74" style:family="paragraph" style:parent-style-name="Preformatted_20_Text">
      <style:paragraph-properties fo:line-height="115%" fo:text-align="start" style:justify-single-word="false"/>
      <style:text-properties style:font-name="Liberation Mono" fo:font-size="12pt" officeooo:rsid="001e48a4" officeooo:paragraph-rsid="001c7a1e" style:font-size-asian="12pt" style:font-size-complex="12pt"/>
    </style:style>
    <style:style style:name="P75" style:family="paragraph" style:parent-style-name="Preformatted_20_Text">
      <style:paragraph-properties fo:line-height="115%" fo:text-align="start" style:justify-single-word="false"/>
      <style:text-properties style:font-name="Liberation Mono" fo:font-size="12pt" officeooo:rsid="001e48a4" officeooo:paragraph-rsid="0048e740" style:font-size-asian="12pt" style:font-size-complex="12pt"/>
    </style:style>
    <style:style style:name="P76" style:family="paragraph" style:parent-style-name="Preformatted_20_Text" style:list-style-name="L4">
      <style:paragraph-properties fo:text-align="start" style:justify-single-word="false"/>
      <style:text-properties style:font-name="Liberation Mono" fo:font-size="12pt" officeooo:rsid="0049fcaa" officeooo:paragraph-rsid="0049fcaa" style:font-size-asian="12pt" style:font-size-complex="12pt"/>
    </style:style>
    <style:style style:name="P77" style:family="paragraph" style:parent-style-name="Preformatted_20_Text" style:list-style-name="L4">
      <style:paragraph-properties fo:text-align="start" style:justify-single-word="false"/>
      <style:text-properties style:font-name="Liberation Mono" fo:font-size="12pt" officeooo:rsid="0049fcaa" officeooo:paragraph-rsid="004a94d9" style:font-size-asian="12pt" style:font-size-complex="12pt"/>
    </style:style>
    <style:style style:name="P78" style:family="paragraph" style:parent-style-name="Preformatted_20_Text">
      <style:paragraph-properties fo:text-align="start" style:justify-single-word="false"/>
      <style:text-properties style:font-name="Liberation Mono" fo:font-size="12pt" officeooo:rsid="003de9a9" officeooo:paragraph-rsid="003de9a9" style:font-size-asian="12pt" style:font-size-complex="12pt"/>
    </style:style>
    <style:style style:name="P79" style:family="paragraph" style:parent-style-name="Preformatted_20_Text">
      <style:paragraph-properties fo:text-align="start" style:justify-single-word="false"/>
      <style:text-properties style:font-name="Liberation Mono" fo:font-size="12pt" officeooo:rsid="003de9a9" officeooo:paragraph-rsid="005b3e19" style:font-size-asian="12pt" style:font-size-complex="12pt"/>
    </style:style>
    <style:style style:name="P80" style:family="paragraph" style:parent-style-name="Preformatted_20_Text">
      <style:paragraph-properties fo:text-align="start" style:justify-single-word="false"/>
      <style:text-properties style:font-name="Liberation Mono" fo:font-size="12pt" officeooo:rsid="003de9a9" officeooo:paragraph-rsid="005b7b58" style:font-size-asian="12pt" style:font-size-complex="12pt"/>
    </style:style>
    <style:style style:name="P81" style:family="paragraph" style:parent-style-name="Preformatted_20_Text">
      <style:paragraph-properties fo:text-align="start" style:justify-single-word="false"/>
      <style:text-properties style:font-name="Liberation Mono" fo:font-size="12pt" officeooo:rsid="003de9a9" officeooo:paragraph-rsid="005c60d1" style:font-size-asian="12pt" style:font-size-complex="12pt"/>
    </style:style>
    <style:style style:name="P82" style:family="paragraph" style:parent-style-name="Preformatted_20_Text" style:list-style-name="L5">
      <style:paragraph-properties fo:text-align="start" style:justify-single-word="false"/>
      <style:text-properties style:font-name="Liberation Mono" fo:font-size="12pt" officeooo:rsid="004a94d9" officeooo:paragraph-rsid="004a94d9" style:font-size-asian="12pt" style:font-size-complex="12pt"/>
    </style:style>
    <style:style style:name="P83" style:family="paragraph" style:parent-style-name="Preformatted_20_Text" style:list-style-name="L5">
      <style:paragraph-properties fo:text-align="start" style:justify-single-word="false"/>
      <style:text-properties style:font-name="Liberation Mono" fo:font-size="12pt" officeooo:rsid="004a94d9" officeooo:paragraph-rsid="005b7b58" style:font-size-asian="12pt" style:font-size-complex="12pt"/>
    </style:style>
    <style:style style:name="P84" style:family="paragraph" style:parent-style-name="Preformatted_20_Text">
      <style:paragraph-properties fo:text-align="start" style:justify-single-word="false"/>
      <style:text-properties style:font-name="Liberation Mono" fo:font-size="12pt" officeooo:rsid="004a94d9" officeooo:paragraph-rsid="004a94d9" style:font-size-asian="12pt" style:font-size-complex="12pt"/>
    </style:style>
    <style:style style:name="P85" style:family="paragraph" style:parent-style-name="Preformatted_20_Text" style:list-style-name="L6">
      <style:paragraph-properties fo:text-align="start" style:justify-single-word="false"/>
      <style:text-properties style:font-name="Liberation Mono" fo:font-size="12pt" officeooo:rsid="004a94d9" officeooo:paragraph-rsid="004a94d9" style:font-size-asian="12pt" style:font-size-complex="12pt"/>
    </style:style>
    <style:style style:name="P86" style:family="paragraph" style:parent-style-name="Preformatted_20_Text" style:list-style-name="L6">
      <style:paragraph-properties fo:text-align="start" style:justify-single-word="false"/>
      <style:text-properties style:font-name="Liberation Mono" fo:font-size="12pt" officeooo:rsid="004a94d9" officeooo:paragraph-rsid="005b3e19" style:font-size-asian="12pt" style:font-size-complex="12pt"/>
    </style:style>
    <style:style style:name="P87" style:family="paragraph" style:parent-style-name="Preformatted_20_Text" style:list-style-name="L7">
      <style:paragraph-properties fo:text-align="start" style:justify-single-word="false"/>
      <style:text-properties style:font-name="Liberation Mono" fo:font-size="12pt" officeooo:rsid="004a94d9" officeooo:paragraph-rsid="004a94d9" style:font-size-asian="12pt" style:font-size-complex="12pt"/>
    </style:style>
    <style:style style:name="P88" style:family="paragraph" style:parent-style-name="Preformatted_20_Text" style:list-style-name="L8">
      <style:paragraph-properties fo:text-align="start" style:justify-single-word="false"/>
      <style:text-properties style:font-name="Liberation Mono" fo:font-size="12pt" officeooo:rsid="004a94d9" officeooo:paragraph-rsid="004a94d9" style:font-size-asian="12pt" style:font-size-complex="12pt"/>
    </style:style>
    <style:style style:name="P89" style:family="paragraph" style:parent-style-name="Preformatted_20_Text" style:list-style-name="L9">
      <style:paragraph-properties fo:text-align="start" style:justify-single-word="false"/>
      <style:text-properties style:font-name="Liberation Mono" fo:font-size="12pt" officeooo:rsid="004a94d9" officeooo:paragraph-rsid="004a94d9" style:font-size-asian="12pt" style:font-size-complex="12pt"/>
    </style:style>
    <style:style style:name="P90" style:family="paragraph" style:parent-style-name="Preformatted_20_Text" style:list-style-name="L9">
      <style:paragraph-properties fo:text-align="start" style:justify-single-word="false"/>
      <style:text-properties style:font-name="Liberation Mono" fo:font-size="12pt" officeooo:rsid="004a94d9" officeooo:paragraph-rsid="005c60d1" style:font-size-asian="12pt" style:font-size-complex="12pt"/>
    </style:style>
    <style:style style:name="P91" style:family="paragraph" style:parent-style-name="Preformatted_20_Text" style:list-style-name="L10">
      <style:paragraph-properties fo:text-align="start" style:justify-single-word="false"/>
      <style:text-properties style:font-name="Liberation Mono" fo:font-size="12pt" officeooo:rsid="004c83e0" officeooo:paragraph-rsid="004c83e0" style:font-size-asian="12pt" style:font-size-complex="12pt"/>
    </style:style>
    <style:style style:name="P92" style:family="paragraph" style:parent-style-name="Preformatted_20_Text" style:list-style-name="L10">
      <style:paragraph-properties fo:text-align="start" style:justify-single-word="false"/>
      <style:text-properties style:font-name="Liberation Mono" fo:font-size="12pt" officeooo:rsid="004c83e0" officeooo:paragraph-rsid="005b7b58" style:font-size-asian="12pt" style:font-size-complex="12pt"/>
    </style:style>
    <style:style style:name="P93" style:family="paragraph" style:parent-style-name="Preformatted_20_Text" style:list-style-name="L11">
      <style:paragraph-properties fo:text-align="start" style:justify-single-word="false"/>
      <style:text-properties style:font-name="Liberation Mono" fo:font-size="12pt" officeooo:rsid="004c83e0" officeooo:paragraph-rsid="004c83e0" style:font-size-asian="12pt" style:font-size-complex="12pt"/>
    </style:style>
    <style:style style:name="P94" style:family="paragraph" style:parent-style-name="Preformatted_20_Text" style:list-style-name="L12">
      <style:paragraph-properties fo:text-align="start" style:justify-single-word="false"/>
      <style:text-properties style:font-name="Liberation Mono" fo:font-size="12pt" officeooo:rsid="004fc3e1" officeooo:paragraph-rsid="004fc3e1" style:font-size-asian="12pt" style:font-size-complex="12pt"/>
    </style:style>
    <style:style style:name="P95" style:family="paragraph" style:parent-style-name="Preformatted_20_Text" style:list-style-name="L12">
      <style:paragraph-properties fo:text-align="start" style:justify-single-word="false"/>
      <style:text-properties style:font-name="Liberation Mono" fo:font-size="12pt" officeooo:rsid="004fc3e1" officeooo:paragraph-rsid="0050a996" style:font-size-asian="12pt" style:font-size-complex="12pt"/>
    </style:style>
    <style:style style:name="P96" style:family="paragraph" style:parent-style-name="Preformatted_20_Text" style:list-style-name="L13">
      <style:paragraph-properties fo:text-align="start" style:justify-single-word="false"/>
      <style:text-properties style:font-name="Liberation Mono" fo:font-size="12pt" officeooo:rsid="0050a996" officeooo:paragraph-rsid="0050a996" style:font-size-asian="12pt" style:font-size-complex="12pt"/>
    </style:style>
    <style:style style:name="P97" style:family="paragraph" style:parent-style-name="Preformatted_20_Text">
      <style:paragraph-properties fo:text-align="start" style:justify-single-word="false"/>
      <style:text-properties style:font-name="Liberation Mono" fo:font-size="12pt" officeooo:rsid="001c7a1e" officeooo:paragraph-rsid="001c7a1e" style:font-size-asian="12pt" style:font-size-complex="12pt"/>
    </style:style>
    <style:style style:name="P98" style:family="paragraph" style:parent-style-name="Preformatted_20_Text">
      <style:paragraph-properties fo:text-align="start" style:justify-single-word="false"/>
      <style:text-properties style:font-name="Liberation Mono" fo:font-size="12pt" officeooo:rsid="001c7a1e" officeooo:paragraph-rsid="00523566" style:font-size-asian="12pt" style:font-size-complex="12pt"/>
    </style:style>
    <style:style style:name="P99" style:family="paragraph" style:parent-style-name="Preformatted_20_Text">
      <style:paragraph-properties fo:text-align="start" style:justify-single-word="false"/>
      <style:text-properties style:font-name="Liberation Mono" fo:font-size="12pt" officeooo:rsid="001c55b7" officeooo:paragraph-rsid="001c55b7" style:font-size-asian="12pt" style:font-size-complex="12pt"/>
    </style:style>
    <style:style style:name="P100" style:family="paragraph" style:parent-style-name="Preformatted_20_Text">
      <style:paragraph-properties fo:line-height="115%" fo:text-align="start" style:justify-single-word="false"/>
      <style:text-properties style:font-name="Liberation Mono" fo:font-size="12pt" officeooo:rsid="001c55b7" officeooo:paragraph-rsid="00598431" style:font-size-asian="12pt" style:font-size-complex="12pt"/>
    </style:style>
    <style:style style:name="P101" style:family="paragraph" style:parent-style-name="Preformatted_20_Text" style:list-style-name="L14">
      <style:paragraph-properties fo:text-align="start" style:justify-single-word="false"/>
      <style:text-properties style:font-name="Liberation Mono" fo:font-size="12pt" officeooo:rsid="005744f8" officeooo:paragraph-rsid="005744f8" style:font-size-asian="12pt" style:font-size-complex="12pt"/>
    </style:style>
    <style:style style:name="P102" style:family="paragraph" style:parent-style-name="Preformatted_20_Text" style:list-style-name="L15">
      <style:paragraph-properties fo:text-align="start" style:justify-single-word="false"/>
      <style:text-properties style:font-name="Liberation Mono" fo:font-size="12pt" officeooo:rsid="005744f8" officeooo:paragraph-rsid="005744f8" style:font-size-asian="12pt" style:font-size-complex="12pt"/>
    </style:style>
    <style:style style:name="P103" style:family="paragraph" style:parent-style-name="Preformatted_20_Text" style:list-style-name="L15">
      <style:paragraph-properties fo:text-align="start" style:justify-single-word="false"/>
      <style:text-properties style:font-name="Liberation Mono" fo:font-size="12pt" officeooo:rsid="005744f8" officeooo:paragraph-rsid="00597697" style:font-size-asian="12pt" style:font-size-complex="12pt"/>
    </style:style>
    <style:style style:name="P104" style:family="paragraph" style:parent-style-name="Preformatted_20_Text">
      <style:paragraph-properties fo:text-align="start" style:justify-single-word="false"/>
      <style:text-properties style:font-name="Liberation Mono" fo:font-size="12pt" officeooo:rsid="005b3e19" officeooo:paragraph-rsid="005b3e19" style:font-size-asian="12pt" style:font-size-complex="12pt"/>
    </style:style>
    <style:style style:name="P105" style:family="paragraph" style:parent-style-name="Preformatted_20_Text">
      <style:paragraph-properties fo:text-align="start" style:justify-single-word="false"/>
      <style:text-properties style:font-name="Liberation Mono" fo:font-size="12pt" officeooo:rsid="005c60d1" officeooo:paragraph-rsid="005c60d1" style:font-size-asian="12pt" style:font-size-complex="12pt"/>
    </style:style>
    <style:style style:name="P106" style:family="paragraph" style:parent-style-name="Preformatted_20_Text">
      <style:paragraph-properties fo:line-height="115%" fo:text-align="start" style:justify-single-word="false"/>
      <style:text-properties style:font-name="Liberation Mono" fo:font-size="12pt" fo:font-weight="normal" officeooo:rsid="003de9a9" officeooo:paragraph-rsid="003de9a9" style:font-size-asian="12pt" style:font-weight-asian="normal" style:font-size-complex="12pt" style:font-weight-complex="normal"/>
    </style:style>
    <style:style style:name="P107" style:family="paragraph" style:parent-style-name="Preformatted_20_Text">
      <style:paragraph-properties fo:line-height="115%" fo:text-align="start" style:justify-single-word="false"/>
      <style:text-properties style:font-name="Liberation Mono" fo:font-size="12pt" fo:font-weight="normal" officeooo:rsid="003de9a9" officeooo:paragraph-rsid="005419f8" style:font-size-asian="12pt" style:font-weight-asian="normal" style:font-size-complex="12pt" style:font-weight-complex="normal"/>
    </style:style>
    <style:style style:name="T1" style:family="text">
      <style:text-properties fo:color="#808080"/>
    </style:style>
    <style:style style:name="T2" style:family="text">
      <style:text-properties fo:color="#808080" style:font-name="Liberation Mono" fo:font-size="10pt" officeooo:rsid="0026590b" style:font-size-asian="10pt" style:font-size-complex="10pt"/>
    </style:style>
    <style:style style:name="T3" style:family="text">
      <style:text-properties fo:color="#808080" style:font-name="Liberation Mono" fo:font-size="10pt" officeooo:rsid="001f18c5" style:font-size-asian="10pt" style:font-size-complex="10pt"/>
    </style:style>
    <style:style style:name="T4" style:family="text">
      <style:text-properties fo:color="#808080" officeooo:rsid="001f18c5"/>
    </style:style>
    <style:style style:name="T5" style:family="text">
      <style:text-properties fo:color="#808080" officeooo:rsid="001f18c5" fo:background-color="#ffffff" loext:char-shading-value="0"/>
    </style:style>
    <style:style style:name="T6" style:family="text">
      <style:text-properties officeooo:rsid="001f18c5"/>
    </style:style>
    <style:style style:name="T7" style:family="text">
      <style:text-properties officeooo:rsid="001eeccf"/>
    </style:style>
    <style:style style:name="T8" style:family="text">
      <style:text-properties officeooo:rsid="0020119d"/>
    </style:style>
    <style:style style:name="T9" style:family="text">
      <style:text-properties officeooo:rsid="00201733"/>
    </style:style>
    <style:style style:name="T10" style:family="text">
      <style:text-properties officeooo:rsid="002088e6"/>
    </style:style>
    <style:style style:name="T11" style:family="text">
      <style:text-properties officeooo:rsid="001c55b7"/>
    </style:style>
    <style:style style:name="T12" style:family="text">
      <style:text-properties officeooo:rsid="0022e942"/>
    </style:style>
    <style:style style:name="T13" style:family="text">
      <style:text-properties officeooo:rsid="0024ad10"/>
    </style:style>
    <style:style style:name="T14" style:family="text">
      <style:text-properties officeooo:rsid="00284efc"/>
    </style:style>
    <style:style style:name="T15" style:family="text">
      <style:text-properties officeooo:rsid="00293078"/>
    </style:style>
    <style:style style:name="T16" style:family="text">
      <style:text-properties officeooo:rsid="002b022e"/>
    </style:style>
    <style:style style:name="T17" style:family="text">
      <style:text-properties officeooo:rsid="002bc6df"/>
    </style:style>
    <style:style style:name="T18" style:family="text">
      <style:text-properties officeooo:rsid="002cf91f"/>
    </style:style>
    <style:style style:name="T19" style:family="text">
      <style:text-properties officeooo:rsid="002e3dc1"/>
    </style:style>
    <style:style style:name="T20" style:family="text">
      <style:text-properties officeooo:rsid="00301839"/>
    </style:style>
    <style:style style:name="T21" style:family="text">
      <style:text-properties officeooo:rsid="00319116"/>
    </style:style>
    <style:style style:name="T22" style:family="text">
      <style:text-properties officeooo:rsid="0035b9f3"/>
    </style:style>
    <style:style style:name="T23" style:family="text">
      <style:text-properties style:font-name="Liberation Mono" fo:font-size="12pt" style:font-size-asian="12pt" style:font-size-complex="12pt"/>
    </style:style>
    <style:style style:name="T24" style:family="text">
      <style:text-properties style:font-name="Liberation Mono" fo:font-size="12pt" officeooo:rsid="002088e6" style:font-size-asian="12pt" style:font-size-complex="12pt"/>
    </style:style>
    <style:style style:name="T25" style:family="text">
      <style:text-properties style:font-name="Liberation Mono" fo:font-size="12pt" officeooo:rsid="00217bac" style:font-size-asian="12pt" style:font-size-complex="12pt"/>
    </style:style>
    <style:style style:name="T26" style:family="text">
      <style:text-properties officeooo:rsid="00392b29"/>
    </style:style>
    <style:style style:name="T27" style:family="text">
      <style:text-properties officeooo:rsid="00393265"/>
    </style:style>
    <style:style style:name="T28" style:family="text">
      <style:text-properties officeooo:rsid="00396e8f"/>
    </style:style>
    <style:style style:name="T29" style:family="text">
      <style:text-properties officeooo:rsid="003b4929"/>
    </style:style>
    <style:style style:name="T30" style:family="text">
      <style:text-properties officeooo:rsid="003c302b"/>
    </style:style>
    <style:style style:name="T31" style:family="text">
      <style:text-properties officeooo:rsid="003de9a9"/>
    </style:style>
    <style:style style:name="T32" style:family="text">
      <style:text-properties fo:font-weight="normal" officeooo:rsid="003de9a9" style:font-weight-asian="normal" style:font-weight-complex="normal"/>
    </style:style>
    <style:style style:name="T33" style:family="text">
      <style:text-properties fo:font-weight="normal" officeooo:rsid="005c60d1" style:font-weight-asian="normal" style:font-weight-complex="normal"/>
    </style:style>
    <style:style style:name="T34" style:family="text">
      <style:text-properties officeooo:rsid="003e1a1f"/>
    </style:style>
    <style:style style:name="T35" style:family="text">
      <style:text-properties style:text-position="super 58%" officeooo:rsid="003e1a1f"/>
    </style:style>
    <style:style style:name="T36" style:family="text">
      <style:text-properties officeooo:rsid="004071f4"/>
    </style:style>
    <style:style style:name="T37" style:family="text">
      <style:text-properties officeooo:rsid="0041784a"/>
    </style:style>
    <style:style style:name="T38" style:family="text">
      <style:text-properties officeooo:rsid="0042a904"/>
    </style:style>
    <style:style style:name="T39" style:family="text">
      <style:text-properties officeooo:rsid="00435721"/>
    </style:style>
    <style:style style:name="T40" style:family="text">
      <style:text-properties officeooo:rsid="004518f4"/>
    </style:style>
    <style:style style:name="T41" style:family="text">
      <style:text-properties officeooo:rsid="00467e2e"/>
    </style:style>
    <style:style style:name="T42" style:family="text">
      <style:text-properties officeooo:rsid="0047bae3"/>
    </style:style>
    <style:style style:name="T43" style:family="text">
      <style:text-properties officeooo:rsid="0048203e"/>
    </style:style>
    <style:style style:name="T44" style:family="text">
      <style:text-properties officeooo:rsid="0048e740"/>
    </style:style>
    <style:style style:name="T45" style:family="text">
      <style:text-properties officeooo:rsid="004a94d9"/>
    </style:style>
    <style:style style:name="T46" style:family="text">
      <style:text-properties officeooo:rsid="004c83e0"/>
    </style:style>
    <style:style style:name="T47" style:family="text">
      <style:text-properties officeooo:rsid="004e017f"/>
    </style:style>
    <style:style style:name="T48" style:family="text">
      <style:text-properties officeooo:rsid="004e5e2a"/>
    </style:style>
    <style:style style:name="T49" style:family="text">
      <style:text-properties officeooo:rsid="004fc3e1"/>
    </style:style>
    <style:style style:name="T50" style:family="text">
      <style:text-properties officeooo:rsid="0050a996"/>
    </style:style>
    <style:style style:name="T51" style:family="text">
      <style:text-properties officeooo:rsid="00523566"/>
    </style:style>
    <style:style style:name="T52" style:family="text">
      <style:text-properties officeooo:rsid="005419f8"/>
    </style:style>
    <style:style style:name="T53" style:family="text">
      <style:text-properties officeooo:rsid="001c7a1e" style:font-size-asian="12pt" style:font-size-complex="12pt"/>
    </style:style>
    <style:style style:name="T54" style:family="text">
      <style:text-properties officeooo:rsid="00557a9d"/>
    </style:style>
    <style:style style:name="T55" style:family="text">
      <style:text-properties officeooo:rsid="005744f8"/>
    </style:style>
    <style:style style:name="T56" style:family="text">
      <style:text-properties officeooo:rsid="00588814"/>
    </style:style>
    <style:style style:name="T57" style:family="text">
      <style:text-properties officeooo:rsid="00597697"/>
    </style:style>
    <style:style style:name="T58" style:family="text">
      <style:text-properties officeooo:rsid="00598431"/>
    </style:style>
    <style:style style:name="T59" style:family="text">
      <style:text-properties officeooo:rsid="005b3e19"/>
    </style:style>
    <style:style style:name="T60" style:family="text">
      <style:text-properties officeooo:rsid="005b7b58"/>
    </style:style>
    <style:style style:name="T61" style:family="text">
      <style:text-properties officeooo:rsid="005c60d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S494<text:tab/><text:tab/><text:tab/><text:tab/><text:tab/><text:tab/><text:tab/><text:tab/><text:tab/><text:tab/> <text:s text:c="4"/><text:span text:style-name="T13">D.Schnelle</text:span></text:p>
      <text:p text:style-name="P17">Internet Draft<text:tab/><text:tab/><text:tab/><text:tab/><text:tab/><text:tab/> <text:s text:c="3"/>Portland State University</text:p>
      <text:p text:style-name="P17">Intended status: IRC Class Project Specification<text:tab/><text:tab/> <text:s text:c="2"/><text:span text:style-name="T13">June 4, 2018</text:span></text:p>
      <text:p text:style-name="P17">Expires: <text:span text:style-name="T13">December 2018</text:span></text:p>
      <text:p text:style-name="P17"/>
      <text:p text:style-name="P17"/>
      <text:p text:style-name="P18">Internet Relay Chat Class Project</text:p>
      <text:p text:style-name="P46">draft-irc-pdx-cs494p.txt</text:p>
      <text:p text:style-name="P18"/>
      <text:p text:style-name="P18"/>
      <text:p text:style-name="P8">Abstract</text:p>
      <text:p text:style-name="P8"/>
      <text:p text:style-name="P14"><text:tab/><text:span text:style-name="T6">This memo describes the communication protocol for an IRC-style <text:tab/>client/server system for the Internetworking Protocol class at <text:tab/>Portland State University.</text:span></text:p>
      <text:p text:style-name="P5"/>
      <text:p text:style-name="P5">Status of this Memo</text:p>
      <text:p text:style-name="P5"/>
      <text:p text:style-name="P9"><text:tab/><text:span text:style-name="T10">This Internet-Draft is submitted in full conformance with the <text:tab/>provisions of BCP 78 and BCP 79. This document may not be <text:tab/>modified, and derivative works of it may not be created, except <text:tab/>to publish it as an RFC and to translate it into languages other <text:tab/>than English.</text:span></text:p>
      <text:p text:style-name="P6"/>
      <text:p text:style-name="P19"><text:tab/>Internet-Drafts are working documents of the Internet <text:tab/>Engineering Task Force (IETF). Note that other groups may also <text:tab/>distribute working documents as Internet-Drafts. </text:p>
      <text:p text:style-name="P9"/>
      <text:p text:style-name="P4"><text:span text:style-name="T24"><text:tab/>The list of current Internet-Drafts is at: <text:tab/></text:span><text:a xlink:type="simple" xlink:href="https://datatracker.ietf.org/doc/active/" text:style-name="Internet_20_link" text:visited-style-name="Visited_20_Internet_20_Link"><text:span text:style-name="T24">https://datatracker.ietf.org/doc/active/</text:span></text:a></text:p>
      <text:p text:style-name="P9"/>
      <text:p text:style-name="P19"><text:tab/>The list of current Internet-Draft Shadow Directories is at:</text:p>
      <text:p text:style-name="P4"><text:span text:style-name="T23"><text:tab/></text:span><text:a xlink:type="simple" xlink:href="https://www.ietf.org/standards/ids/internet-draft-mirror-sites/" text:style-name="Internet_20_link" text:visited-style-name="Visited_20_Internet_20_Link"><text:span text:style-name="T25">https://www.ietf.org/shadow.html</text:span></text:a></text:p>
      <text:p text:style-name="P10"/>
      <text:p text:style-name="P20"><text:tab/>Internet-Drafts are draft documents valid for a maximum of six <text:tab/>months and may be updated, replaced, or obsoleted by other <text:tab/>documents at any time. It’s inappropriate to use Internet-Draft <text:tab/>as reference material or to cite them other than as “work in <text:tab/>progress.”</text:p>
      <text:p text:style-name="P10"/>
      <text:p text:style-name="P10"><text:tab/><text:span text:style-name="T12">This Internet-Draft will expire on December 4, 2018</text:span></text:p>
      <text:p text:style-name="P5"/>
      <text:p text:style-name="P5"><text:soft-page-break/></text:p>
      <text:p text:style-name="P5"/>
      <text:p text:style-name="P5">Copyright Notice</text:p>
      <text:p text:style-name="P5"/>
      <text:p text:style-name="P21"><text:span text:style-name="T11"><text:tab/></text:span>Copyright (c) <text:span text:style-name="T12">2018</text:span> IETF Trust and the persons identified as the <text:tab/>document authors. All rights reserved.</text:p>
      <text:p text:style-name="P54"/>
      <text:p text:style-name="Text_20_body"><text:span text:style-name="T23"><text:tab/>This document is subject to BCP 78 and the IETF Trust's Legal <text:tab/>Provisions Relating to IETF Documents <text:tab/>(</text:span><text:a xlink:type="simple" xlink:href="http://trustee.ietf.org/trust-legal-provisions.html" text:style-name="Internet_20_link" text:visited-style-name="Visited_20_Internet_20_Link"><text:span text:style-name="T23">http://trustee.ietf.org/license-info</text:span></text:a><text:span text:style-name="T23">) in effect on the date of <text:tab/>publication of this document. Please review these documents <text:tab/>carefully, as they describe your rights and restrictions with <text:tab/>respect to this document.</text:span></text:p>
      <text:p text:style-name="P54"/>
      <text:p text:style-name="P5">Table of Content</text:p>
      <text:p text:style-name="P5"/>
      <text:p text:style-name="P11"><text:tab/>1. Introduction/Overview_ _ _ _ _ _ _ _ _ _ _ _ _ _ _ _ _ _ _ _<text:span text:style-name="T52">4</text:span> </text:p>
      <text:p text:style-name="P11"><text:tab/>2. Conventions used in this document_ _ _ _ _ _ _ _ _ _ _ _ _ _<text:span text:style-name="T29">4</text:span></text:p>
      <text:p text:style-name="P22"><text:tab/>3. Basic Information_ _ _ _ _ _ _ _ _ _ _ _ _ _ _ _ _ _ _ _ _ _<text:span text:style-name="T29">4</text:span></text:p>
      <text:p text:style-name="P23"><text:tab/>4. Message Infrastructure _ _ _ _ _ _ _ _ _ _ _ _ _ _ _ _ _ _ _<text:span text:style-name="T39">5</text:span></text:p>
      <text:p text:style-name="P23"><text:tab/><text:tab/><text:span text:style-name="T7">4.1 Generic Message Format _ _ _ _ _ _ _ _ _ _ _ _ _ _ _ _5</text:span></text:p>
      <text:p text:style-name="P23"><text:tab/><text:tab/><text:tab/><text:span text:style-name="T8">4.1.1 Field Definitions _ _ _ _ _ _ _ _ _ _ _ _ _ _ _5</text:span></text:p>
      <text:p text:style-name="P23"><text:tab/><text:tab/><text:tab/><text:span text:style-name="T9">4.1.2 Operation Codes (opcodes) _ _ _ _ _ _ _ _ _ _ _5</text:span></text:p>
      <text:p text:style-name="P24"><text:tab/><text:tab/><text:span text:style-name="T7">4.2 Error Message_ _ _ _ _ _ _ _ _ _ _ _ _ _ _ _ _ _ _ _ _6</text:span></text:p>
      <text:p text:style-name="P27"><text:tab/><text:tab/><text:tab/>4.2.1 Usage _ _ _ _ _ _ _ _ _ _ _ _ _ _ _ _ _ _ _ _ _<text:span text:style-name="T41">6</text:span></text:p>
      <text:p text:style-name="P27"><text:tab/><text:tab/><text:tab/>4.2.2 Field Definitions _ _ _ _ _ _ _ _ _ _ _ _ _ _ _<text:span text:style-name="T41">6</text:span></text:p>
      <text:p text:style-name="P23"><text:s/><text:tab/>5. Client Messages<text:span text:style-name="T11">_ _ _ _ _ _ _ _ _ _ _ _ _ _ _ _ _ _ _ _ _ _ _6</text:span></text:p>
      <text:p text:style-name="P15"><text:tab/><text:tab/>5.1 First message sent to the server _ _ _ _ _ _ _ _ _ _ _<text:span text:style-name="T42">6</text:span></text:p>
      <text:p text:style-name="P28"><text:tab/><text:tab/><text:tab/>5.1.1 Usage _ _ _ _ _ _ _ _ _ _ _ _ _ _ _ _ _ _ _ _ _<text:span text:style-name="T42">6</text:span></text:p>
      <text:p text:style-name="P31"><text:tab/><text:tab/><text:tab/>5.1.2 Field Definitions _ _ _ _ _ _ _ _ _ _ _ _ _ _ _<text:span text:style-name="T45">7</text:span></text:p>
      <text:p text:style-name="P29"><text:tab/><text:tab/>5.<text:span text:style-name="T20">2</text:span> Listing Rooms_ _ _ _ _ _ _ _ _ _ _ _ _ _ _ _ _ _ _ _ _<text:span text:style-name="T42">7</text:span></text:p>
      <text:p text:style-name="P29"><text:tab/><text:tab/><text:tab/>5.<text:span text:style-name="T20">2</text:span>.1 Usage _ _ _ _ _ _ _ _ _ _ _ _ _ _ _ _ _ _ _ _ _<text:span text:style-name="T42">7</text:span></text:p>
      <text:p text:style-name="P29"><text:tab/><text:tab/><text:tab/>5.<text:span text:style-name="T20">2</text:span>.2 Response_ _ _ _ _ _ _ _ _ _ _ _ _ _ _ _ _ _ _ _<text:span text:style-name="T42">7</text:span></text:p>
      <text:p text:style-name="P30"><text:tab/><text:tab/><text:span text:style-name="T16">5.3 Showing the client room mapping_ _ _ _ _ _ _ _ _ _ _ _7</text:span></text:p>
      <text:p text:style-name="P45"><text:tab/><text:tab/><text:tab/>5.3.1 Usage _ _ _ _ _ _ _ _ _ _ _ _ _ _ _ _ _ _ _ _ _<text:span text:style-name="T42">7</text:span></text:p>
      <text:p text:style-name="P48"><text:tab/><text:tab/><text:tab/>5.3.2 Response_ _ _ _ _ _ _ _ _ _ _ _ _ _ _ _ _ _ _ _<text:span text:style-name="T45">8</text:span></text:p>
      <text:p text:style-name="P28"><text:tab/><text:tab/>5.<text:span text:style-name="T18">4</text:span> Joining Rooms_ _ _ _ _ _ _ _ _ _ _ _ _ _ _ _ _ _ _ _ _<text:span text:style-name="T42">8</text:span></text:p>
      <text:p text:style-name="P28"><text:tab/><text:tab/><text:tab/>5.<text:span text:style-name="T18">4</text:span>.1 Usage _ _ _ _ _ _ _ _ _ _ _ _ _ _ _ _ _ _ _ _ _<text:span text:style-name="T45">8</text:span></text:p>
      <text:p text:style-name="P28"><text:tab/><text:tab/><text:tab/>5.4.2 Field Definitions _ _ _ _ _ _ _ _ _ _ _ _ _ _ _<text:span text:style-name="T45">9</text:span></text:p>
      <text:p text:style-name="P29"><text:soft-page-break/><text:tab/><text:tab/>5.<text:span text:style-name="T18">5</text:span> Leaving a Room _ _ _ _ _ _ _ _ _ _ _ _ _ _ _ _ _ _ _ _<text:span text:style-name="T49">9</text:span></text:p>
      <text:p text:style-name="P29"><text:tab/><text:tab/><text:tab/>5.<text:span text:style-name="T18">5</text:span>.1 Usage _ _ _ _ _ _ _ _ _ _ _ _ _ _ _ _ _ _ _ _ _<text:span text:style-name="T49">9</text:span></text:p>
      <text:p text:style-name="P29"><text:tab/><text:tab/><text:tab/>5.5.2 Field Definitions _ _ _ _ _ _ _ _ _ _ _ _ _ _ <text:span text:style-name="T49">10</text:span></text:p>
      <text:p text:style-name="P29"><text:tab/><text:tab/><text:span text:style-name="T44">5.6 Leaving the server _ _ _ _ _ _ _ _ _ _ _ _ _ _ _ _ _ 10</text:span></text:p>
      <text:p text:style-name="P75"><text:tab/><text:tab/><text:tab/>5.<text:span text:style-name="T18">6</text:span>.1 Usage _ _ _ _ _ _ _ _ _ _ _ _ _ _ _ _ _ _ _ _ <text:span text:style-name="T49">10</text:span></text:p>
      <text:p text:style-name="P75"><text:tab/><text:tab/><text:tab/>5.6.2 Field Definitions _ _ _ _ _ _ _ _ _ _ _ _ _ _ <text:span text:style-name="T50">10</text:span></text:p>
      <text:p text:style-name="P29"><text:tab/><text:tab/>5.<text:span text:style-name="T44">7</text:span> Sending Messages _ _ _ _ _ _ _ _ _ _ _ _ _ _ _ _ _ _ <text:span text:style-name="T50">11</text:span></text:p>
      <text:p text:style-name="P29"><text:tab/><text:tab/><text:tab/>5.<text:span text:style-name="T44">7</text:span>.1 Usage _ _ _ _ _ _ _ _ _ _ _ _ _ _ _ _ _ _ _ _ <text:span text:style-name="T50">11</text:span></text:p>
      <text:p text:style-name="P29"><text:tab/><text:tab/><text:tab/>5.<text:span text:style-name="T44">7</text:span>.2 Field Definitions _ _ _ _ _ _ _ _ _ _ _ _ _ _ <text:span text:style-name="T50">11</text:span></text:p>
      <text:p text:style-name="P22"><text:tab/>6. Server Messages<text:span text:style-name="T11">_ _ _ _ _ _ _ _ _ _ _ _ _ _ _ _ _ _ _ _ _ _ 11</text:span></text:p>
      <text:p text:style-name="P100"><text:tab/><text:tab/><text:span text:style-name="T9">6.1 Receiving Messages</text:span> _ _ _ _ _ _ _ _ _ _ _ _ _ _ _ _ _ <text:span text:style-name="T58">11</text:span></text:p>
      <text:p text:style-name="P28"><text:tab/><text:tab/><text:tab/>6.1.1 Usage _ _ _ _ _ _ _ _ _ _ _ _ _ _ _ _ _ _ _ _ <text:span text:style-name="T58">12</text:span></text:p>
      <text:p text:style-name="P28"><text:tab/><text:tab/><text:tab/>6.1.2 Field Definitions _ _ _ _ _ _ _ _ _ _ _ _ _ _ <text:span text:style-name="T58">12</text:span></text:p>
      <text:p text:style-name="P29"><text:tab/><text:tab/>6.2 <text:span text:style-name="T55">Message Handling _ _ _ _ _ _ _ _</text:span> _ _ _ _ _ _ _ _ _ _ <text:span text:style-name="T58">12</text:span></text:p>
      <text:p text:style-name="P29"><text:tab/><text:tab/><text:tab/>6.2.1 Usage _ _ _ _ _ _ _ _ _ _ _ _ _ _ _ _ _ _ _ _ <text:span text:style-name="T58">12</text:span></text:p>
      <text:p text:style-name="P29"><text:tab/><text:tab/><text:tab/>6.2.2 Field Definitions _ _ _ _ _ _ _ _ _ _ _ _ _ _ <text:span text:style-name="T58">12</text:span></text:p>
      <text:p text:style-name="P25"><text:tab/><text:span text:style-name="T52">7</text:span><text:span text:style-name="T32">. Classes: Lobby, Room, Client _ _ _ _ _ _ _ _ _ _ _ _ _ _ _ </text:span><text:span text:style-name="T33">13</text:span><text:span text:style-name="T32"> </text:span></text:p>
      <text:p text:style-name="P53"><text:tab/><text:tab/><text:span text:style-name="T52">7</text:span>.1 Class: Lobby _ _ _ _ _ _ _ _ _ _ _ _ _ _ _ _ _ _ _ _ <text:span text:style-name="T61">13</text:span></text:p>
      <text:p text:style-name="P53"><text:tab/><text:tab/><text:tab/><text:span text:style-name="T52">7</text:span>.1.1 Usage _ _ _ _ _ _ _ _ _ _ _ _ _ _ _ _ _ _ _ _ <text:span text:style-name="T61">13</text:span></text:p>
      <text:p text:style-name="P53"><text:tab/><text:tab/><text:tab/><text:span text:style-name="T52">7</text:span>.1.2 Class attributes_ _ _ _ _ _ _ _ _ _ _ _ _ _ _ <text:span text:style-name="T61">13</text:span></text:p>
      <text:p text:style-name="P53"><text:tab/><text:tab/><text:tab/><text:span text:style-name="T52">7</text:span>.1.3 Class functions _ _ _ _ _ _ _ _ _ _ _ _ _ _ _ <text:span text:style-name="T61">14</text:span></text:p>
      <text:p text:style-name="P53"><text:tab/><text:tab/><text:span text:style-name="T52">7</text:span>.2 Class: Room_ _ _ _ _ _ _ _ _ _ _ _ _ _ _ _ _ _ _ _ _ <text:span text:style-name="T61">15</text:span></text:p>
      <text:p text:style-name="P53"><text:tab/><text:tab/><text:tab/><text:span text:style-name="T52">7</text:span>.2.1 Usage _ _ _ _ _ _ _ _ _ _ _ _ _ _ _ _ _ _ _ _ <text:span text:style-name="T61">15</text:span></text:p>
      <text:p text:style-name="P53"><text:tab/><text:tab/><text:tab/><text:span text:style-name="T52">7</text:span>.2.2 Class attributes_ _ _ _ _ _ _ _ _ _ _ _ _ _ _ <text:span text:style-name="T61">15</text:span></text:p>
      <text:p text:style-name="P53"><text:tab/><text:tab/><text:tab/><text:span text:style-name="T52">7</text:span>.2.3 Class functions _ _ _ _ _ _ _ _ _ _ _ _ _ _ _ <text:span text:style-name="T61">15</text:span></text:p>
      <text:p text:style-name="P53"><text:tab/><text:tab/><text:span text:style-name="T52">7</text:span>.3 Class: Client_ _ _ _ _ _ _ _ _ _ _ _ _ _ _ _ _ _ _ _ <text:span text:style-name="T61">16</text:span> </text:p>
      <text:p text:style-name="P53"><text:tab/><text:tab/><text:tab/><text:span text:style-name="T52">7</text:span>.3.1 Usage _ _ _ _ _ _ _ _ _ _ _ _ _ _ _ _ _ _ _ _ <text:span text:style-name="T61">16</text:span></text:p>
      <text:p text:style-name="P53"><text:tab/><text:tab/><text:tab/><text:span text:style-name="T52">7</text:span>.3.2 Class attributes_ _ _ _ _ _ _ _ _ _ _ _ _ _ _ <text:span text:style-name="T61">16</text:span></text:p>
      <text:p text:style-name="P53"><text:tab/><text:tab/><text:tab/><text:span text:style-name="T52">7</text:span>.3.3 Class functions _ _ _ _ _ _ _ _ _ _ _ _ _ _ _ <text:span text:style-name="T61">16</text:span></text:p>
      <text:p text:style-name="P107"><text:tab/><text:span text:style-name="T52">8. Error Handling _ _ _ _ _ _ _ _ _ _ _ _ _ _ _ _ _ _ _ _ _ _ 16</text:span></text:p>
      <text:p text:style-name="P22"><text:span text:style-name="T52"><text:tab/>9</text:span>. Conclusion <text:span text:style-name="T11">_ _ _ _ _ _ _ _ _ _ _ _ _ _ _ _ _ _ _ _ _ _ _ _ 17</text:span></text:p>
      <text:p text:style-name="P22"><text:tab/><text:span text:style-name="T52">10</text:span>. Security Consideration<text:span text:style-name="T11">_ _ _ _ _ _ _ _ _ _ _ _ _ _ _ _ _ _ 17</text:span></text:p>
      <text:p text:style-name="P16"><text:tab/>Comments Submission _ _ _ _ _ _ _ _ _ _ _ _ _ _ _ _ _ _ _ _ _ <text:span text:style-name="T61">17</text:span></text:p>
      <text:p text:style-name="P22"><text:tab/>References<text:span text:style-name="T11">_ _ _ _ _ _ _ _ _ _ _ _ _ _ _ _ _ _ _ _ _ _ _ _ _ _ 17</text:span></text:p>
      <text:p text:style-name="P5"/>
      <text:p text:style-name="P5"/>
      <text:p text:style-name="P5"/>
      <text:p text:style-name="P5"/>
      <text:p text:style-name="P5"/>
      <text:p text:style-name="P5"/>
      <text:p text:style-name="P5"><text:soft-page-break/>1. Introduction/Overview</text:p>
      <text:p text:style-name="P5"/>
      <text:p text:style-name="P12"><text:tab/><text:span text:style-name="T14">This specification describes a basic Internet Relay Chat (IRC) <text:tab/>protocol. Clients have the ability to communicate with each <text:tab/>other through chat rooms setup and hosted by the server. The <text:tab/>usage of a central server allows for messages to be sent between <text:tab/>other connected clients.</text:span></text:p>
      <text:p text:style-name="P12"/>
      <text:p text:style-name="P12"><text:tab/><text:span text:style-name="T15">When clients first make a connection to the server machine they <text:tab/>are welcomed to the lobby and presented with a list of available <text:tab/>commands. The initial welcoming setups the clients information <text:tab/>for the duration of the connection.</text:span></text:p>
      <text:p text:style-name="P12"/>
      <text:p text:style-name="P12"><text:tab/><text:span text:style-name="T14">Clients can join rooms, which are groups of clients that are <text:tab/>subscribed to the same message stream. Any messages sent to a <text:tab/>room is broadcast to all clients currently occupying to the <text:tab/>room.</text:span></text:p>
      <text:p text:style-name="P5"/>
      <text:p text:style-name="P5"/>
      <text:p text:style-name="P7">2. Conventions used in this document</text:p>
      <text:p text:style-name="P7"/>
      <text:p text:style-name="P13"><text:span text:style-name="T14"><text:tab/>The key words “MUST”, “MUST NOT”, “REQUIRED”, “SHALL”, “SHALL <text:tab/>NOT”, “SHOULD”, “SHOULD NOT”, “RECOMMENDED”, “MAY”, “OPTIONAL” <text:tab/>in this document are to be interpreted as described in RFC <text:tab/>2119 <text:tab/></text:span><text:a xlink:type="simple" xlink:href="https://www.ietf.org/rfc/rfc2119.txt" text:style-name="Internet_20_link" text:visited-style-name="Visited_20_Internet_20_Link"><text:span text:style-name="T14">[RFC2119]</text:span></text:a><text:span text:style-name="T14">.</text:span></text:p>
      <text:p text:style-name="P12"/>
      <text:p text:style-name="P3"><text:span text:style-name="T11"><text:tab/>In this document, these words will appear with that <text:tab/>interpretation </text:span>only when in ALL CAPS. Lower case uses of these <text:tab/>words are not to be interpreted as carrying significance <text:tab/>described in RFC 2119.</text:p>
      <text:p text:style-name="P5"/>
      <text:p text:style-name="P5"/>
      <text:p text:style-name="P26">3. Basic Information</text:p>
      <text:p text:style-name="P26"/>
      <text:p text:style-name="P26"><text:tab/><text:span text:style-name="T28">All communication described in this protocol occurs over a <text:tab/>TCP/IP connection, with the server listening for connection on <text:tab/>port 5000. Clients MUST connect to port 5000 and maintain a <text:tab/>constant connection with the server until the client leaves. <text:tab/>Clients can send both messages and requests to the server <text:tab/>through the lobby object created during the setup of the server. <text:tab/>The messaging protocol is inherently asynchronous meaning the <text:tab/>client SHOULD be free to send messages to the server at any </text:span><text:soft-page-break/><text:span text:style-name="T28"><text:tab/>given time and the server MUST be able to handle the message <text:tab/>received and transmit the message back asynchronously to the <text:tab/>client.</text:span></text:p>
      <text:p text:style-name="P26"/>
      <text:p text:style-name="P26"><text:tab/><text:span text:style-name="T28">As is described in [4.2], both the server and client MAY safely <text:tab/>terminate the connection at any time for any reason. The server <text:tab/>MUST be able to handle the removal of a client for subscribed <text:tab/>room for a terminating connection while not effecting the <text:tab/>connection of other client.</text:span></text:p>
      <text:p text:style-name="P26"/>
      <text:p text:style-name="P26"><text:tab/><text:span text:style-name="T30">The server MAY allow only a finite number of connection, <text:tab/>depending on the implementation and resources of the host system <text:tab/>deploying the server. The server MAY not allow more connections <text:tab/>than what is specified during the setting up of the host <text:tab/>machine.</text:span></text:p>
      <text:p text:style-name="P26"/>
      <text:p text:style-name="P26"/>
      <text:p text:style-name="P26">4. Message Infrastructure</text:p>
      <text:p text:style-name="P26"/>
      <text:p text:style-name="P32">4.1 Generic Message Format</text:p>
      <text:p text:style-name="P32"/>
      <text:p text:style-name="P32"><text:tab/><text:span text:style-name="T38">socket.sendall(msg.encode())</text:span></text:p>
      <text:p text:style-name="P32"/>
      <text:p text:style-name="P33"><text:tab/>4.1.1 Field Definitions</text:p>
      <text:p text:style-name="P33"/>
      <text:list xml:id="list1610745265039945634" text:style-name="L1">
        <text:list-item>
          <text:p text:style-name="P60">socket – <text:span text:style-name="T41">BSD socket interface used for connection.</text:span></text:p>
          <text:p text:style-name="P60"/>
        </text:list-item>
        <text:list-item>
          <text:p text:style-name="P60">sendall – <text:span text:style-name="T41">Method of sending data to the socket. Continuous to send data from string until all the data has been sent or an error occurs.</text:span></text:p>
          <text:p text:style-name="P60"/>
        </text:list-item>
        <text:list-item>
          <text:p text:style-name="P60">msg.encode() - <text:span text:style-name="T41">Method of encoding the message being sent.</text:span></text:p>
        </text:list-item>
      </text:list>
      <text:p text:style-name="P33"/>
      <text:p text:style-name="P33"><text:tab/>4.1.2 Operation Codes</text:p>
      <text:p text:style-name="P33"/>
      <text:p text:style-name="P33"><text:tab/><text:tab/><text:span text:style-name="T38">Used by the client to inform the server of what <text:tab/><text:tab/><text:tab/><text:tab/><text:tab/>functionality the it's trying to implement.</text:span></text:p>
      <text:p text:style-name="P33"/>
      <text:p text:style-name="P33"><text:tab/><text:tab/><text:span text:style-name="T38">Show all available rooms<text:tab/><text:tab/>= 1</text:span></text:p>
      <text:p text:style-name="P33"><text:tab/><text:tab/><text:span text:style-name="T38">Show the room mapping<text:tab/><text:tab/>= 2</text:span></text:p>
      <text:p text:style-name="P33"><text:tab/><text:tab/><text:span text:style-name="T38">Join a default room<text:tab/><text:tab/><text:tab/>= 3 [room name]</text:span></text:p>
      <text:p text:style-name="P33"><text:tab/><text:tab/><text:span text:style-name="T38">Leave a room<text:tab/><text:tab/><text:tab/><text:tab/>= 4 [room name]</text:span></text:p>
      <text:p text:style-name="P33"><text:tab/><text:tab/><text:span text:style-name="T38">Leave the server<text:tab/><text:tab/><text:tab/>= 5</text:span></text:p>
      <text:p text:style-name="P33"/>
      <text:p text:style-name="P33"/>
      <text:p text:style-name="P33"><text:soft-page-break/></text:p>
      <text:p text:style-name="P33">4.2 Error Message</text:p>
      <text:p text:style-name="P33"/>
      <text:p text:style-name="P38"><text:tab/><text:span text:style-name="T40">sock.close()</text:span></text:p>
      <text:p text:style-name="P52"><text:s text:c="5"/>Utilities.deleteConnection(sock)</text:p>
      <text:p text:style-name="P33"/>
      <text:p text:style-name="P39"><text:tab/>4.2.1 Usage</text:p>
      <text:p text:style-name="P33"/>
      <text:p text:style-name="P33"><text:tab/><text:tab/><text:span text:style-name="T40">MAY be sent by either the server or the socket before <text:tab/><text:tab/><text:tab/><text:tab/>closing the connection. If this message is received by the <text:tab/><text:tab/><text:tab/>server then the client who sent the error message MUST be <text:tab/><text:tab/><text:tab/>closed. If the message is received by the client, then the <text:tab/><text:tab/><text:tab/>client's connection MUST be closed.</text:span></text:p>
      <text:p text:style-name="P33"/>
      <text:p text:style-name="P33"><text:tab/>4.2.2 Field Definitions</text:p>
      <text:p text:style-name="P33"/>
      <text:list xml:id="list5599633690072681730" text:style-name="L2">
        <text:list-item>
          <text:p text:style-name="P61">sock.close() - <text:span text:style-name="T42">Method of closing the socket connection.</text:span></text:p>
          <text:p text:style-name="P61"/>
        </text:list-item>
        <text:list-item>
          <text:p text:style-name="P61">Utilities.deleteConnection(sock) – <text:span text:style-name="T42">Method of removing the connection from the connection list created by the server.</text:span></text:p>
        </text:list-item>
      </text:list>
      <text:p text:style-name="P26"/>
      <text:p text:style-name="P26"/>
      <text:p text:style-name="P26">5. Client Messages</text:p>
      <text:p text:style-name="P26"/>
      <text:p text:style-name="P33">5.1 First message sent to server</text:p>
      <text:p text:style-name="P33"/>
      <text:p text:style-name="P36"><text:tab/><text:span text:style-name="T36">if 'Please tell us your name' in msg.decode():</text:span></text:p>
      <text:p text:style-name="P49"><text:s text:c="5"/><text:tab/>prefix = 'name: '</text:p>
      <text:p text:style-name="P49"><text:tab/>msg = prefix + sys.stdin.readline()</text:p>
      <text:p text:style-name="P49"><text:s text:c="5"/><text:tab/>clientSocket.sendall(msg.encode())</text:p>
      <text:p text:style-name="P49"><text:tab/></text:p>
      <text:p text:style-name="P33"><text:tab/>5.1.1 Usage</text:p>
      <text:p text:style-name="P33"/>
      <text:p text:style-name="P40"><text:tab/><text:tab/><text:span text:style-name="T15">Before any message can be sent by the client the connecting <text:tab/><text:tab/>client MUST provide the name to be used during the duration <text:tab/><text:tab/>of the connection with the server.</text:span></text:p>
      <text:p text:style-name="P40"/>
      <text:p text:style-name="P42"><text:tab/><text:tab/>The server MUST match the client's name with the socket <text:tab/><text:tab/><text:tab/>connection of the client. This message SHOULD only be sent <text:tab/><text:tab/><text:tab/>during the initial connection with the server.</text:p>
      <text:p text:style-name="P33"/>
      <text:p text:style-name="P66"><text:tab/></text:p>
      <text:p text:style-name="P66"><text:soft-page-break/></text:p>
      <text:p text:style-name="P66"><text:tab/>5.1.2 Field Definitions</text:p>
      <text:p text:style-name="P33"/>
      <text:list xml:id="list9041869248356251871" text:style-name="L3">
        <text:list-item>
          <text:p text:style-name="P62">prefix = 'name:' is concatenated to the message which identifies who the connecting client want to be identified as during the duration of the connection.</text:p>
          <text:p text:style-name="P62"/>
        </text:list-item>
        <text:list-item>
          <text:p text:style-name="P63">sys.stdin.readline() <text:span text:style-name="T37">is used in this case to read the name obtained through standard input. The client MUST hit enter after typing in the name that will be used to identify the client during the duration of the connection.</text:span></text:p>
        </text:list-item>
      </text:list>
      <text:p text:style-name="P33"/>
      <text:p text:style-name="P34">5.<text:span text:style-name="T20">2</text:span> Listing Rooms</text:p>
      <text:p text:style-name="P34"/>
      <text:p text:style-name="P37"><text:tab/><text:span text:style-name="T37">for i in range(Utilities.DEFAULT_NUMBER):</text:span></text:p>
      <text:p text:style-name="P50"><text:s text:c="5"/><text:tab/>msg += '| <text:s text:c="2"/>' + self.staticRooms[i].name + ' room\n'</text:p>
      <text:p text:style-name="P50"><text:tab/>client.socket.sendall(msg)</text:p>
      <text:p text:style-name="P34"/>
      <text:p text:style-name="P34"><text:tab/>5.<text:span text:style-name="T20">2</text:span>.1 Usage</text:p>
      <text:p text:style-name="P34"/>
      <text:p text:style-name="P41"><text:tab/><text:tab/><text:span text:style-name="T16">Sent by the client to request a list of all of the <text:tab/><text:tab/><text:tab/><text:tab/>available rooms. The client MUST send the number 1 to the <text:tab/><text:tab/><text:tab/>server in order to list all of the available rooms.</text:span></text:p>
      <text:p text:style-name="P34"/>
      <text:p text:style-name="P34"><text:tab/>5.<text:span text:style-name="T20">2</text:span>.2 Response</text:p>
      <text:p text:style-name="P34"/>
      <text:p text:style-name="P34"><text:tab/><text:tab/><text:span text:style-name="T37">The server MUST return a list of all the available rooms to <text:tab/><text:tab/>the requesting client. The client SHOULD at least list a <text:tab/><text:tab/><text:tab/>minimum of 6 rooms.</text:span></text:p>
      <text:p text:style-name="P33"/>
      <text:p text:style-name="P43">5.2 Showing the client room mapping</text:p>
      <text:p text:style-name="P50"/>
      <text:p text:style-name="P50"><text:tab/><text:span text:style-name="T38">for x in range(len(self.redRoomMap)):</text:span></text:p>
      <text:p text:style-name="P51"><text:s text:c="5"/><text:tab/>msg += '| <text:s text:c="3"/>' + self.redRoomMap[x] + '\n'</text:p>
      <text:p text:style-name="P43"/>
      <text:p text:style-name="P43"><text:tab/>5.<text:span text:style-name="T20">3</text:span>.1 Usage</text:p>
      <text:p text:style-name="P43"/>
      <text:p text:style-name="P44"><text:tab/><text:tab/><text:span text:style-name="T21">Sent by the client to request a list of the clients <text:tab/><text:tab/><text:tab/><text:tab/>populating rooms. The list is only shown if a client is <text:tab/><text:tab/><text:tab/>current subscribed to a room. This allows the client to see <text:tab/><text:tab/>the rooms that they and other clients are currently <text:tab/><text:tab/><text:tab/><text:tab/>occupying. The client MUST send the number 2 to the server <text:tab/><text:tab/><text:tab/>in order to show the mapping of the rooms.</text:span></text:p>
      <text:p text:style-name="P43"><text:soft-page-break/></text:p>
      <text:p text:style-name="P43"><text:tab/>5.<text:span text:style-name="T20">3</text:span>.2 Response</text:p>
      <text:p text:style-name="P43"/>
      <text:p text:style-name="P43"><text:tab/><text:tab/><text:span text:style-name="T37">The server MUST return a list of the rooms occupying a <text:tab/><text:tab/><text:tab/>client. The list will contain the client's subscribed to <text:tab/><text:tab/><text:tab/>the occupied room. If no client's are mapped then the <text:tab/><text:tab/><text:tab/><text:tab/>client is information that not client's occupied a room and <text:tab/><text:tab/>resend the command options.</text:span></text:p>
      <text:p text:style-name="P33"/>
      <text:p text:style-name="P33">5.<text:span text:style-name="T16">4</text:span> Joining Rooms</text:p>
      <text:p text:style-name="P33"/>
      <text:p text:style-name="P65"><text:tab/><text:span text:style-name="T43">if roomName == 'red':</text:span></text:p>
      <text:p text:style-name="P65"><text:tab/><text:tab/><text:span text:style-name="T43">if client.name not in self.redRoomMap:</text:span></text:p>
      <text:p text:style-name="P65"><text:tab/><text:tab/><text:tab/><text:span text:style-name="T43">self.joinStaticRoom(client, 0)</text:span></text:p>
      <text:p text:style-name="P65"><text:tab/><text:tab/><text:span text:style-name="T43">else:</text:span></text:p>
      <text:p text:style-name="P65"><text:tab/><text:tab/><text:tab/><text:span text:style-name="T43">self.alreadyPresent(client)</text:span></text:p>
      <text:p text:style-name="P33"/>
      <text:p text:style-name="P33"><text:tab/>5.<text:span text:style-name="T16">4</text:span>.1 Usage</text:p>
      <text:p text:style-name="P35"><text:tab/></text:p>
      <text:p text:style-name="P44"><text:tab/><text:tab/>Sent by the client to join a specified chat room. A client <text:tab/><text:tab/><text:tab/>MUST send the number 3 and the name of the room they're <text:tab/><text:tab/><text:tab/>requesting to join. The client MAY leave off the word room <text:tab/><text:tab/><text:tab/>from the request and the server MUST still understand the <text:tab/><text:tab/><text:tab/>message. If the room doesn't exist then the client is <text:tab/><text:tab/><text:tab/><text:tab/>prompted to select one of the available rooms. A list of <text:tab/><text:tab/><text:tab/>the rooms the client can join is sent back from the server.</text:p>
      <text:p text:style-name="P40"/>
      <text:p text:style-name="P40"><text:tab/><text:tab/><text:span text:style-name="T16">Upon joining a room, the server MUST append the client to <text:tab/><text:tab/><text:tab/>the list of clients subscribed to the room. The server MUST <text:tab/><text:tab/>send a randomly generated welcome message for the client to <text:tab/><text:tab/>be broadcast to the other subscriber of the room. Lastly <text:tab/><text:tab/><text:tab/>the sever MUST append the client's name to the rooms <text:tab/><text:tab/><text:tab/><text:tab/>mapping, so the information can be shared with other <text:tab/><text:tab/><text:tab/><text:tab/>clients requesting the mapping.</text:span></text:p>
      <text:p text:style-name="P40"/>
      <text:p text:style-name="P40"><text:tab/><text:tab/><text:span text:style-name="T18">Every the mapping of the room becomes updated by the <text:tab/><text:tab/><text:tab/><text:tab/>joining of a new client the server MUST send a message to <text:tab/><text:tab/><text:tab/>all of the client subscribed to the room informing them of <text:tab/><text:tab/><text:tab/>the new room membership.</text:span></text:p>
      <text:p text:style-name="P33"/>
      <text:p text:style-name="P66"><text:tab/></text:p>
      <text:p text:style-name="P66"/>
      <text:p text:style-name="P66"><text:soft-page-break/></text:p>
      <text:p text:style-name="P66"><text:tab/>5.<text:span text:style-name="T17">4</text:span>.2 Field Definitions</text:p>
      <text:p text:style-name="P33"/>
      <text:list xml:id="list5414416930900097152" text:style-name="L4">
        <text:list-item>
          <text:p text:style-name="P76">roomName – <text:span text:style-name="T45">The name of the room the client is requesting to subscribe to.</text:span></text:p>
          <text:p text:style-name="P76"/>
        </text:list-item>
        <text:list-item>
          <text:p text:style-name="P77">client.name – <text:span text:style-name="T45">The name (id) of the client subscribing.</text:span></text:p>
          <text:p text:style-name="P77"><text:s/></text:p>
        </text:list-item>
        <text:list-item>
          <text:p text:style-name="P77">self.redRoomMap – <text:span text:style-name="T45">The list mapping of client’s subscribed to the room.</text:span></text:p>
          <text:p text:style-name="P77"/>
        </text:list-item>
        <text:list-item>
          <text:p text:style-name="P76">self.joinStaticRoom – <text:span text:style-name="T46">Member function that add the client to the selected room. Welcomes the client to the room and a notification message to other members of the room.</text:span></text:p>
          <text:p text:style-name="P76"/>
        </text:list-item>
        <text:list-item>
          <text:p text:style-name="P76">self.alreadyPresent – <text:span text:style-name="T46">Member function used to notify the client that they’re already subscribed to the selected room.</text:span></text:p>
        </text:list-item>
      </text:list>
      <text:p text:style-name="P33"/>
      <text:p text:style-name="P33">5.<text:span text:style-name="T17">5</text:span> Leaving a Room</text:p>
      <text:p text:style-name="P33"/>
      <text:p text:style-name="P65"><text:tab/><text:span text:style-name="T43">if leaving == 'red':</text:span></text:p>
      <text:p text:style-name="P65"><text:tab/><text:tab/><text:span text:style-name="T43">if client.name in self.redRoomMap:</text:span></text:p>
      <text:p text:style-name="P65"><text:tab/><text:tab/><text:tab/><text:span text:style-name="T43">self.leaveStaticRoom(client, 0)</text:span></text:p>
      <text:p text:style-name="P71"><text:s text:c="15"/>msg = '\nYou left the red room\n'</text:p>
      <text:p text:style-name="P33"/>
      <text:p text:style-name="P33"><text:tab/>5.<text:span text:style-name="T17">5</text:span>.1 Usage</text:p>
      <text:p text:style-name="P33"/>
      <text:p text:style-name="P40"><text:tab/><text:tab/><text:span text:style-name="T19">Sent by the client to leave a specified chat room. The <text:tab/><text:tab/><text:tab/>client MUST send the number 4 and the name of the room they <text:tab/><text:tab/>want to unsubscribe to. The server MUST check if the client <text:tab/><text:tab/>is currently subscribed to the specified room.</text:span></text:p>
      <text:p text:style-name="P40"/>
      <text:p text:style-name="P40"><text:tab/><text:tab/><text:span text:style-name="T20">When the server receives this message if the client is <text:tab/><text:tab/><text:tab/>subscribed to the room the server MUST remove the client <text:tab/><text:tab/><text:tab/>for the room's mapping. Otherwise the server sends a <text:tab/><text:tab/><text:tab/><text:tab/>message to the client stating they're not subscribed to the <text:tab/><text:tab/>specified room.</text:span></text:p>
      <text:p text:style-name="P40"/>
      <text:p text:style-name="P40"><text:tab/><text:tab/><text:span text:style-name="T22">The server SHOULD ignore removing the client from a rooms <text:tab/><text:tab/><text:tab/>mapping if they are only occupying the lobby.</text:span></text:p>
      <text:p text:style-name="P33"/>
      <text:p text:style-name="P67"><text:soft-page-break/><text:tab/></text:p>
      <text:p text:style-name="P67">5.<text:span text:style-name="T17">5</text:span>.2 Field Definitions</text:p>
      <text:p text:style-name="P67"/>
      <text:list xml:id="list1311319502201337370" text:style-name="L11">
        <text:list-item>
          <text:p text:style-name="P93">leaving – <text:span text:style-name="T47">The room the client is attempting to leave.</text:span></text:p>
          <text:p text:style-name="P93"/>
        </text:list-item>
        <text:list-item>
          <text:p text:style-name="P93">client.name – <text:span text:style-name="T47">The name (id) of the client attempting to leave the room.</text:span></text:p>
          <text:p text:style-name="P93"/>
        </text:list-item>
        <text:list-item>
          <text:p text:style-name="P93">self.redRoomMap – <text:span text:style-name="T47">The client mapping for the selected room.</text:span></text:p>
          <text:p text:style-name="P93"/>
        </text:list-item>
        <text:list-item>
          <text:p text:style-name="P93">self.leaveStaticRoom – <text:span text:style-name="T47">Member function that removes the client from the selected room’s mapping.</text:span></text:p>
          <text:p text:style-name="P93"/>
        </text:list-item>
        <text:list-item>
          <text:p text:style-name="P93">msg – <text:span text:style-name="T48">Message to the client confirming that they successfully left the room.</text:span></text:p>
        </text:list-item>
      </text:list>
      <text:p text:style-name="P71"/>
      <text:p text:style-name="P71">5.6 Leaving the server</text:p>
      <text:p text:style-name="P71"/>
      <text:p text:style-name="P73"><text:tab/><text:span text:style-name="T49">client.socket.sendall(Utilities.QUIT)</text:span></text:p>
      <text:p text:style-name="P73"><text:tab/><text:span text:style-name="T49">self.removeClient(client)</text:span></text:p>
      <text:p text:style-name="P71"/>
      <text:p text:style-name="P71"><text:tab/>5.6.1 Usage</text:p>
      <text:p text:style-name="P71"/>
      <text:p text:style-name="P72"><text:tab/><text:tab/><text:span text:style-name="T19">Sent by the client to leave the connection. The client MUST <text:tab/><text:tab/>send the number 5 to the server. The server MUST check if <text:tab/><text:tab/><text:tab/>the client is currently subscribed to any rooms.</text:span></text:p>
      <text:p text:style-name="P70"/>
      <text:p text:style-name="P70"><text:tab/><text:tab/><text:span text:style-name="T20">When the server receives this message if the client is <text:tab/><text:tab/><text:tab/>subscribed to any rooms the server MUST remove the client <text:tab/><text:tab/><text:tab/>for those room's mappings.</text:span></text:p>
      <text:p text:style-name="P70"/>
      <text:p text:style-name="P68"><text:tab/><text:tab/><text:span text:style-name="T22">The server SHOULD ignore removing the client from any room <text:tab/><text:tab/><text:tab/>mappings if they are only occupying the lobby.</text:span></text:p>
      <text:p text:style-name="P71"/>
      <text:p text:style-name="P71"><text:tab/>5.6.2 Field Definitions</text:p>
      <text:p text:style-name="P71"/>
      <text:list xml:id="list4726299334878230754" text:style-name="L12">
        <text:list-item>
          <text:p text:style-name="P95">client.socket.sendall - <text:span text:style-name="T41">Method of sending data to the client socket. Continuous to send data from string until all the data has been sent or an error occurs.</text:span></text:p>
          <text:p text:style-name="P94"/>
        </text:list-item>
        <text:list-item>
          <text:p text:style-name="P94">Utilities.QUIT – <text:span text:style-name="T50">The quit message string to safely kill the connection of the client.</text:span></text:p>
          <text:p text:style-name="P94"/>
        </text:list-item>
        <text:list-item>
          <text:p text:style-name="P94"><text:soft-page-break/>self.removeClient – <text:span text:style-name="T50">Method function for removing the client from any subscribed room and the connection list.</text:span></text:p>
        </text:list-item>
      </text:list>
      <text:p text:style-name="P33"/>
      <text:p text:style-name="P33">5.<text:span text:style-name="T44">7</text:span> Sending Messages</text:p>
      <text:p text:style-name="P33"/>
      <text:p text:style-name="P67"><text:tab/><text:span text:style-name="T46">if client.name in self.redRoomMap:</text:span></text:p>
      <text:p text:style-name="P67"><text:tab/><text:tab/><text:span text:style-name="T46">self.staticRooms[0].broadcastRoom(client, msg)</text:span></text:p>
      <text:p text:style-name="P33"/>
      <text:p text:style-name="P33"><text:tab/>5.<text:span text:style-name="T44">7</text:span>.1 Usage</text:p>
      <text:p text:style-name="P33"/>
      <text:p text:style-name="P33"><text:tab/><text:tab/><text:span text:style-name="T26">Sent by the client to send a text message room they're <text:tab/><text:tab/><text:tab/>currently subscribed to.</text:span></text:p>
      <text:p text:style-name="P33"/>
      <text:p text:style-name="P33"><text:tab/><text:tab/><text:span text:style-name="T26">The MUST send the message to all the clients in the <text:tab/><text:tab/><text:tab/><text:tab/>specified room with the name of the client that sent the <text:tab/><text:tab/><text:tab/>message, so clients can identify who sent the message <text:tab/><text:tab/><text:tab/><text:tab/>within the room. The server MAY send the message to <text:tab/><text:tab/><text:tab/><text:tab/>multiple rooms if the client is subscribed to them.</text:span></text:p>
      <text:p text:style-name="P33"/>
      <text:p text:style-name="P33"><text:tab/>5.<text:span text:style-name="T44">7</text:span>.2 Field Definitions</text:p>
      <text:p text:style-name="P33"/>
      <text:list xml:id="list4415728536648890189" text:style-name="L13">
        <text:list-item>
          <text:p text:style-name="P96">client.name – The name (id) of the client broadcasting to their subscribed rooms.</text:p>
          <text:p text:style-name="P96"/>
        </text:list-item>
        <text:list-item>
          <text:p text:style-name="P96">self.redRoomMap – The mapping of the static room.</text:p>
          <text:p text:style-name="P96"/>
        </text:list-item>
        <text:list-item>
          <text:p text:style-name="P96">self.staticRooms[i] – The list of available static rooms.</text:p>
          <text:p text:style-name="P96"/>
        </text:list-item>
        <text:list-item>
          <text:p text:style-name="P96">broadcastRoom(client, msg) – Method function for broadcasting a message to every client in the subscribed room, except to the client that sent the message.</text:p>
        </text:list-item>
      </text:list>
      <text:p text:style-name="P26"/>
      <text:p text:style-name="P26"/>
      <text:p text:style-name="P26">6. Server Messages</text:p>
      <text:p text:style-name="P26"/>
      <text:p text:style-name="P33">6.1 <text:span text:style-name="T56">Receiving Messages</text:span></text:p>
      <text:p text:style-name="P33"/>
      <text:p text:style-name="P69"><text:tab/><text:span text:style-name="T55">for client in readClients:</text:span></text:p>
      <text:p text:style-name="P69"><text:tab/><text:tab/><text:span text:style-name="T55">msg = client.socket.recv(Utilities.RECV_BUFFER)</text:span></text:p>
      <text:p text:style-name="P33"/>
      <text:p text:style-name="P69"><text:tab/></text:p>
      <text:p text:style-name="P69"/>
      <text:p text:style-name="P69"/>
      <text:p text:style-name="P69"><text:soft-page-break/><text:span text:style-name="T27"><text:tab/>6.1.1 Usage</text:span></text:p>
      <text:p text:style-name="P33"/>
      <text:p text:style-name="P33"><text:tab/><text:tab/><text:span text:style-name="T56">The server MUST wait for the client to sent a message to <text:tab/><text:tab/><text:tab/>the server, so it can be handled. The server receives the <text:tab/><text:tab/><text:tab/>data in 4k byte segments from the sending client. The <text:tab/><text:tab/><text:tab/><text:tab/>server MUST be able to handle multiple messages from <text:tab/><text:tab/><text:tab/><text:tab/>clients.</text:span></text:p>
      <text:p text:style-name="P33"/>
      <text:p text:style-name="P33"><text:tab/><text:span text:style-name="T27">6.1.2 Field Definitions</text:span></text:p>
      <text:p text:style-name="P33"/>
      <text:list xml:id="list2726983786186817514" text:style-name="L14">
        <text:list-item>
          <text:p text:style-name="P101">client – <text:span text:style-name="T56">The client socket connection that is communicating with the server.</text:span></text:p>
          <text:p text:style-name="P101"/>
        </text:list-item>
        <text:list-item>
          <text:p text:style-name="P101">readClients – <text:span text:style-name="T56">The method of knowing when there is a client message of be received.</text:span></text:p>
          <text:p text:style-name="P101"/>
        </text:list-item>
        <text:list-item>
          <text:p text:style-name="P101">msg – <text:span text:style-name="T56">The message from the to be received.</text:span></text:p>
          <text:p text:style-name="P101"/>
        </text:list-item>
        <text:list-item>
          <text:p text:style-name="P101">client.socket.recv(Utilities.RECV_BUFFER) – <text:span text:style-name="T56">The method of receiving the message from the client socket.</text:span></text:p>
          <text:p text:style-name="P101"/>
        </text:list-item>
        <text:list-item>
          <text:p text:style-name="P101">Utiltities.RECV_BUFFER – <text:span text:style-name="T56">The size of the receiver buffer.</text:span></text:p>
        </text:list-item>
      </text:list>
      <text:p text:style-name="P33"/>
      <text:p text:style-name="P33">6.2 <text:span text:style-name="T55">Message Handling</text:span></text:p>
      <text:p text:style-name="P33"/>
      <text:p text:style-name="P69"><text:tab/><text:span text:style-name="T55">for client in readClients:</text:span></text:p>
      <text:p text:style-name="P69"><text:tab/><text:tab/><text:span text:style-name="T55">lobby.handleMsg(client, msg.decode().lower())</text:span></text:p>
      <text:p text:style-name="P33"/>
      <text:p text:style-name="P33"><text:tab/><text:span text:style-name="T27">6.2.1 Usage</text:span></text:p>
      <text:p text:style-name="P33"/>
      <text:p text:style-name="P33"><text:tab/><text:tab/><text:span text:style-name="T57">The server MUST handle the message received from the client <text:tab/><text:tab/>socket and handle the message appropriately. If the message <text:tab/><text:tab/>is not valid then the server MUST terminate the connection <text:tab/><text:tab/><text:tab/>of the client socket. Otherwise the server MUST handle the <text:tab/><text:tab/><text:tab/>message appropriately.</text:span></text:p>
      <text:p text:style-name="P33"/>
      <text:p text:style-name="P33"><text:tab/><text:span text:style-name="T27">6.2.2 Field Definitions</text:span></text:p>
      <text:p text:style-name="P33"/>
      <text:list xml:id="list7003639345530268406" text:style-name="L15">
        <text:list-item>
          <text:p text:style-name="P103">client – <text:span text:style-name="T56">The client socket connection that is communicating with the server.</text:span></text:p>
          <text:p text:style-name="P103"/>
        </text:list-item>
        <text:list-item>
          <text:p text:style-name="P103">ReadClients - <text:span text:style-name="T56">The method of knowing when there is a client message of be received.</text:span></text:p>
          <text:p text:style-name="P102"/>
        </text:list-item>
        <text:list-item>
          <text:p text:style-name="P102"><text:soft-page-break/>lobby.handleMsg – <text:span text:style-name="T57">The method function for handling valid messages sent from the client.</text:span></text:p>
          <text:p text:style-name="P102"/>
        </text:list-item>
        <text:list-item>
          <text:p text:style-name="P102">msg.decode().lower() - <text:span text:style-name="T57">The standardizing of the message, so it can be appropriately handled by the server.</text:span></text:p>
        </text:list-item>
      </text:list>
      <text:p text:style-name="P26"/>
      <text:p text:style-name="P26"/>
      <text:p text:style-name="P47"><text:span text:style-name="T51">7</text:span>. Classes: Lobby, Room, Client</text:p>
      <text:p text:style-name="P47"/>
      <text:p text:style-name="P47"><text:span text:style-name="T51">7</text:span>.1 Class: Lobby</text:p>
      <text:p text:style-name="P47"/>
      <text:p text:style-name="P79"><text:tab/><text:span text:style-name="T59">def __init__(self):</text:span></text:p>
      <text:p text:style-name="P104"><text:s text:c="8"/>self.staticRooms <text:span text:style-name="T60">= [list of static rooms]</text:span></text:p>
      <text:p text:style-name="P104"><text:s text:c="8"/>self.redRoomMap = []</text:p>
      <text:p text:style-name="P104"><text:s text:c="8"/>self.blueRoomMap = []</text:p>
      <text:p text:style-name="P104"><text:s text:c="8"/>self.yellowRoomMap = []</text:p>
      <text:p text:style-name="P104"><text:s text:c="8"/>self.greenRoomMap = []</text:p>
      <text:p text:style-name="P104"><text:s text:c="8"/>self.purpleRoomMap = []</text:p>
      <text:p text:style-name="P104"><text:s text:c="8"/>self.orangeRoomMap = []</text:p>
      <text:p text:style-name="P104"><text:s text:c="8"/>self.dynamicRooms = {}</text:p>
      <text:p text:style-name="P104"><text:s text:c="8"/>self.dynamicRoomMap = {} </text:p>
      <text:p text:style-name="P47"/>
      <text:p text:style-name="P47"><text:tab/><text:span text:style-name="T51">7</text:span>.1.1 Usage</text:p>
      <text:p text:style-name="P47"/>
      <text:p text:style-name="P47"><text:tab/><text:tab/><text:span text:style-name="T59">The lobby class is used as a centralized hug for the client <text:tab/><text:tab/>connections and is the method used by the server to handle <text:tab/><text:tab/><text:tab/>client messages. There are methods for listing rooms, <text:tab/><text:tab/><text:tab/><text:tab/>showing client mapping, leaving a room, leaving the server, <text:tab/><text:tab/>and broadcasting messages. The lobby also displays the <text:tab/><text:tab/><text:tab/>instructions to the client when needed. The lobby is made <text:tab/><text:tab/><text:tab/>up of room instances.</text:span></text:p>
      <text:p text:style-name="P47"/>
      <text:p text:style-name="P47"><text:tab/><text:span text:style-name="T51">7</text:span>.1.2 Class attributes</text:p>
      <text:p text:style-name="P47"/>
      <text:list xml:id="list6074415039151217174" text:style-name="L6">
        <text:list-item>
          <text:p text:style-name="P85">self.staticRooms – <text:span text:style-name="T59">The list of room instances.</text:span></text:p>
          <text:p text:style-name="P85"/>
        </text:list-item>
        <text:list-item>
          <text:p text:style-name="P85">self.redRoomMap – <text:span text:style-name="T59">The client mapping for the red room.</text:span></text:p>
          <text:p text:style-name="P85"/>
        </text:list-item>
        <text:list-item>
          <text:p text:style-name="P86">self.blueRoomMap - <text:s/><text:span text:style-name="T59">The client mapping for the blue room.</text:span></text:p>
          <text:p text:style-name="P85"/>
        </text:list-item>
        <text:list-item>
          <text:p text:style-name="P86">self.yellowRoomMap - <text:s/><text:span text:style-name="T59">The client mapping for the yellow room.</text:span></text:p>
          <text:p text:style-name="P85"/>
        </text:list-item>
        <text:list-item>
          <text:p text:style-name="P86"><text:soft-page-break/>self.greenRoomMap - <text:s/><text:span text:style-name="T59">The client mapping for the green room.</text:span></text:p>
          <text:p text:style-name="P85"/>
        </text:list-item>
        <text:list-item>
          <text:p text:style-name="P86">self.purpleRoomMap - <text:s/><text:span text:style-name="T59">The client mapping for the purple room.</text:span></text:p>
          <text:p text:style-name="P85"/>
        </text:list-item>
        <text:list-item>
          <text:p text:style-name="P86">self.orangeRoomMap - <text:s/><text:span text:style-name="T59">The client mapping for the orange room.</text:span></text:p>
        </text:list-item>
      </text:list>
      <text:p text:style-name="P47"/>
      <text:p text:style-name="P79"><text:tab/></text:p>
      <text:p text:style-name="P79"><text:span text:style-name="T51">7</text:span>.1.3 Class functions</text:p>
      <text:p text:style-name="P47"/>
      <text:list xml:id="list1599865657820696629" text:style-name="L5">
        <text:list-item>
          <text:p text:style-name="P83">lobbyWelcome - <text:span text:style-name="T60">Send the welcome message to the new client. In order to obtain the client's name.</text:span></text:p>
          <text:p text:style-name="P82"/>
        </text:list-item>
        <text:list-item>
          <text:p text:style-name="P83">introduction - <text:span text:style-name="T60">Send the welcome message to the new client. In order to obtain the client's name and display the lobby’s home page.</text:span></text:p>
          <text:p text:style-name="P82"/>
        </text:list-item>
        <text:list-item>
          <text:p text:style-name="P83">handleMsg - <text:span text:style-name="T60">Handle the message received from the client.</text:span></text:p>
          <text:p text:style-name="P82"/>
        </text:list-item>
        <text:list-item>
          <text:p text:style-name="P83">splashScreen - <text:span text:style-name="T60">Return a string message containing the slash menu with information on available commands(options).</text:span></text:p>
          <text:p text:style-name="P82"/>
        </text:list-item>
        <text:list-item>
          <text:p text:style-name="P83">showRoom - <text:span text:style-name="T60">Send a list of all the available rooms to the client.</text:span></text:p>
          <text:p text:style-name="P82"/>
        </text:list-item>
        <text:list-item>
          <text:p text:style-name="P83">showRoomMapping - <text:span text:style-name="T60">Send the room mappings to the client.</text:span></text:p>
          <text:p text:style-name="P82"/>
        </text:list-item>
        <text:list-item>
          <text:p text:style-name="P83">removeLobby - <text:span text:style-name="T60">Remove the client from all occupied rooms.</text:span></text:p>
          <text:p text:style-name="P82"/>
        </text:list-item>
        <text:list-item>
          <text:p text:style-name="P83">joinStaticRoom - <text:span text:style-name="T60">Client joins the selected room and is appended to the mapping.</text:span></text:p>
          <text:p text:style-name="P82"/>
        </text:list-item>
        <text:list-item>
          <text:p text:style-name="P83">leaveStaticRoom - <text:span text:style-name="T60">Client leaves the selected room they occupied and is removed from the mapping.</text:span></text:p>
          <text:p text:style-name="P82"/>
        </text:list-item>
        <text:list-item>
          <text:p text:style-name="P83">invalidRoom - <text:span text:style-name="T60">Tells the client they entered an invalid room name, then lists the available room, and displays the slash menu.</text:span></text:p>
          <text:p text:style-name="P82"><text:soft-page-break/></text:p>
        </text:list-item>
        <text:list-item>
          <text:p text:style-name="P83">alreadyPresent - <text:span text:style-name="T60">Transmits to the client to let them know they're already in the selected room.</text:span></text:p>
        </text:list-item>
      </text:list>
      <text:p text:style-name="P84"/>
      <text:p text:style-name="P47"/>
      <text:p text:style-name="P80"><text:span text:style-name="T51">7</text:span>.2 Class: Room</text:p>
      <text:p text:style-name="P80"/>
      <text:p text:style-name="P80"><text:tab/><text:span text:style-name="T60">def __init__(self, name):</text:span></text:p>
      <text:p text:style-name="P80"><text:span text:style-name="T60"><text:s text:c="8"/>self.clients = []</text:span></text:p>
      <text:p text:style-name="P80"><text:span text:style-name="T60"><text:s text:c="8"/>self.name = name</text:span><text:tab/></text:p>
      <text:p text:style-name="P47"/>
      <text:p text:style-name="P47"><text:tab/><text:span text:style-name="T51">7</text:span>.2.1 Usage</text:p>
      <text:p text:style-name="P47"/>
      <text:p text:style-name="P47"><text:tab/><text:tab/><text:span text:style-name="T60">The room class is used to broadcast messages to subscribed <text:tab/><text:tab/><text:tab/>clients. There are multiple rooms to a lobby instance and <text:tab/><text:tab/><text:tab/>they’re used for communication between client socket <text:tab/><text:tab/><text:tab/><text:tab/>connections. There are methods for welcoming a client to a <text:tab/><text:tab/><text:tab/>room, broadcasting a message to a room, and removing a <text:tab/><text:tab/><text:tab/>client from a room.</text:span></text:p>
      <text:p text:style-name="P47"/>
      <text:p text:style-name="P47"><text:tab/><text:span text:style-name="T51">7</text:span>.2.2 Class attributes</text:p>
      <text:p text:style-name="P47"/>
      <text:list xml:id="list7356926358986212160" text:style-name="L7">
        <text:list-item>
          <text:p text:style-name="P87">self.clients – <text:span text:style-name="T60">List of clients subscribed to the room.</text:span></text:p>
          <text:p text:style-name="P87"/>
        </text:list-item>
        <text:list-item>
          <text:p text:style-name="P87">self.name – <text:span text:style-name="T60">The name given to uniquely identify the room.</text:span></text:p>
        </text:list-item>
      </text:list>
      <text:p text:style-name="P47"/>
      <text:p text:style-name="P47"><text:tab/><text:span text:style-name="T51">7</text:span>.2.3 Class functions</text:p>
      <text:p text:style-name="P47"/>
      <text:list xml:id="list8454842159287728094" text:style-name="L10">
        <text:list-item>
          <text:p text:style-name="P92">roomWelcome - <text:span text:style-name="T60"><text:s/>Selects random introduction message for the room and sends the introduction message to everyone in the room.</text:span></text:p>
          <text:p text:style-name="P91"/>
        </text:list-item>
        <text:list-item>
          <text:p text:style-name="P92">broadcastRoom - <text:span text:style-name="T60">Broadcast the message to everyone in the room.</text:span></text:p>
          <text:p text:style-name="P91"/>
        </text:list-item>
        <text:list-item>
          <text:p text:style-name="P92">removeClient - <text:span text:style-name="T60">Removes the client from the room and send a message to everyone in the room that the client left.</text:span></text:p>
        </text:list-item>
      </text:list>
      <text:p text:style-name="P47"/>
      <text:p text:style-name="P47"/>
      <text:p text:style-name="P47"/>
      <text:p text:style-name="P47"/>
      <text:p text:style-name="P47"/>
      <text:p text:style-name="P47"/>
      <text:p text:style-name="P47"><text:soft-page-break/><text:span text:style-name="T51">7</text:span>.3 Class: Client</text:p>
      <text:p text:style-name="P47"/>
      <text:p text:style-name="P81"><text:tab/><text:span text:style-name="T61">def __init__(self, socket, name= "guest"):</text:span></text:p>
      <text:p text:style-name="P105"><text:s text:c="8"/>socket.setblocking(0)</text:p>
      <text:p text:style-name="P105"><text:s text:c="8"/>self.socket = socket</text:p>
      <text:p text:style-name="P105"><text:s text:c="8"/>self.name = name</text:p>
      <text:p text:style-name="P47"/>
      <text:p text:style-name="P47"><text:tab/><text:span text:style-name="T51">7</text:span>.3.1 Usage</text:p>
      <text:p text:style-name="P47"/>
      <text:p text:style-name="P47"><text:tab/><text:tab/><text:span text:style-name="T61">The client class is used to create a unique identifier for <text:tab/><text:tab/><text:tab/>every connecting client. The server MUST create a new <text:tab/><text:tab/><text:tab/><text:tab/>client instance for every connecting client. That created <text:tab/><text:tab/><text:tab/>instance will be used during the duration of the <text:tab/><text:tab/><text:tab/><text:tab/><text:tab/>connection.</text:span></text:p>
      <text:p text:style-name="P47"/>
      <text:p text:style-name="P47"><text:tab/><text:span text:style-name="T51">7</text:span>.3.2 Class attributes</text:p>
      <text:p text:style-name="P47"/>
      <text:list xml:id="list2168217198604676042" text:style-name="L8">
        <text:list-item>
          <text:p text:style-name="P88">socket.setblocking – <text:span text:style-name="T61">Sets the client’s socket connection to non blocking, so it will never block other client connections.</text:span></text:p>
          <text:p text:style-name="P88"/>
        </text:list-item>
        <text:list-item>
          <text:p text:style-name="P88">self.socket – <text:span text:style-name="T61">The socket used by the client during the duration of the connection.</text:span></text:p>
          <text:p text:style-name="P88"/>
        </text:list-item>
        <text:list-item>
          <text:p text:style-name="P88">self.name – <text:span text:style-name="T61">The name (id) given to the socket connection.</text:span></text:p>
        </text:list-item>
      </text:list>
      <text:p text:style-name="P47"/>
      <text:p text:style-name="P47"><text:tab/><text:span text:style-name="T51">7</text:span>.3.3 Class functions</text:p>
      <text:p text:style-name="P47"/>
      <text:list xml:id="list4802611481219785370" text:style-name="L9">
        <text:list-item>
          <text:p text:style-name="P90">fileno – <text:span text:style-name="T61">Returns the fileno for the client's socket</text:span></text:p>
          <text:p text:style-name="P89"/>
        </text:list-item>
      </text:list>
      <text:p text:style-name="P84"/>
      <text:p text:style-name="P98"><text:span text:style-name="T51">8</text:span>. Error Handling</text:p>
      <text:p text:style-name="P98"/>
      <text:p text:style-name="P98"><text:tab/><text:span text:style-name="T54">Both the server and the client MUST detect when the connection <text:tab/>linking then together has been terminated. If the server detects <text:tab/>that the client connection is killed, then the server MUST <text:tab/>remove the client from all of their subscribed rooms. If the <text:tab/>client detects that the connection has been killed with the <text:tab/>server, then it MUST handle that server outage safely.</text:span></text:p>
      <text:p text:style-name="P26"/>
      <text:p text:style-name="P26"/>
      <text:p text:style-name="P26"/>
      <text:p text:style-name="P26"/>
      <text:p text:style-name="P26"/>
      <text:p text:style-name="P26"><text:soft-page-break/><text:span text:style-name="T31">9</text:span>. Conclusion</text:p>
      <text:p text:style-name="P26"/>
      <text:p text:style-name="P26"><text:tab/><text:span text:style-name="T34">This specification provides a generic message <text:tab/>receiving/transmitting framework for multiple clients to <text:tab/>communicate with each other through the central server.</text:span></text:p>
      <text:p text:style-name="P26"/>
      <text:p text:style-name="P26"/>
      <text:p text:style-name="P26"><text:span text:style-name="T31">10</text:span>. Security Consideration</text:p>
      <text:p text:style-name="P26"/>
      <text:p text:style-name="P26"><text:tab/><text:span text:style-name="T34">Messages sent using this system have no protection against <text:tab/>inspection, tampering or outright forgery. This server sees all <text:tab/>messages that are sent between connections though the use of <text:tab/><text:tab/>this service. Messages MAY be intercepted by a 3</text:span><text:span text:style-name="T35">rd</text:span><text:span text:style-name="T34"> party that is <text:tab/>able to capture network traffic.</text:span></text:p>
      <text:p text:style-name="P26"/>
      <text:p text:style-name="P55"/>
      <text:p text:style-name="P55">Comments Submission</text:p>
      <text:p text:style-name="P56"><text:tab/>Comments are solicited and should be addresses to the author at <text:tab/>schnelle@pdx.edu</text:p>
      <text:p text:style-name="P26"/>
      <text:p text:style-name="P26"/>
      <text:p text:style-name="P26">References</text:p>
      <text:p text:style-name="P58"><text:span text:style-name="T53"/></text:p>
      <text:p text:style-name="P58"><text:span text:style-name="T53"><text:tab/></text:span><text:a xlink:type="simple" xlink:href="https://www.ietf.org/rfc/rfc2119.txt" text:style-name="Internet_20_link" text:visited-style-name="Visited_20_Internet_20_Link"><text:span text:style-name="T53">[R</text:span></text:a><text:a xlink:type="simple" xlink:href="https://www.ietf.org/rfc/rfc2119.txt" text:style-name="Internet_20_link" text:visited-style-name="Visited_20_Internet_20_Link">FC2119]</text:a> Bradner, S., "Key words for use in RFCs to Indicate</text:p>
      <text:p text:style-name="P57"><text:tab/>Requirement Levels", BCP 14, RFC 2119, March 1997.</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83de9" officeooo:paragraph-rsid="00383de9"/>
    </style:style>
    <style:style style:name="MP2" style:family="paragraph" style:parent-style-name="Footer">
      <style:paragraph-properties fo:text-align="end" style:justify-single-word="false"/>
      <style:text-properties officeooo:rsid="001eeccf" officeooo:paragraph-rsid="001eeccf"/>
    </style:style>
    <style:style style:name="MT1" style:family="text">
      <style:text-properties fo:color="#808080"/>
    </style:style>
    <style:style style:name="MT2" style:family="text">
      <style:text-properties fo:color="#808080" style:font-name="Liberation Mono" fo:font-size="10pt" officeooo:rsid="0026590b" style:font-size-asian="10pt" style:font-size-complex="10pt"/>
    </style:style>
    <style:style style:name="MT3" style:family="text">
      <style:text-properties fo:color="#808080" style:font-name="Liberation Mono" fo:font-size="10pt" officeooo:rsid="001f18c5" style:font-size-asian="10pt" style:font-size-complex="10pt"/>
    </style:style>
    <style:style style:name="MT4" style:family="text">
      <style:text-properties officeooo:rsid="001f18c5"/>
    </style:style>
    <style:style style:name="MT5" style:family="text">
      <style:text-properties fo:color="#808080" officeooo:rsid="001f18c5"/>
    </style:style>
    <style:style style:name="MT6" style:family="text">
      <style:text-properties fo:color="#808080" officeooo:rsid="001f18c5" fo:background-color="#ffffff" loext:char-shading-valu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Internet-Draft</text:span><text:tab/><text:span text:style-name="MT1">Internet Relay Chat Class Project</text:span><text:tab/><text:span text:style-name="MT1">June 2018</text:span></text:p>
      </style:header>
      <style:header-first>
        <text:p text:style-name="Header"/>
      </style:header-first>
      <style:footer>
        <text:p text:style-name="MP2"><text:span text:style-name="MT2">Schnelle</text:span><text:tab/><text:span text:style-name="MT3">Expires December 4, 2018</text:span><text:span text:style-name="MT4"><text:tab/></text:span><text:span text:style-name="MT5">[Page </text:span><text:span text:style-name="MT6"><text:page-number text:select-page="current">17</text:page-number></text:span><text:span text:style-name="MT5">]</text:span></text:p>
      </style:footer>
      <style:footer-first>
        <text:p text:style-name="MP2"><text:span text:style-name="MT2">Schnelle</text:span><text:tab/><text:span text:style-name="MT3">Expires December 4, 2018</text:span><text:span text:style-name="MT4"><text:tab/></text:span><text:span text:style-name="MT5">[Page </text:span><text:span text:style-name="MT6"><text:page-number text:select-page="current">1</text:page-number></text:span><text:span text:style-name="MT5">]</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18:08:54.899677221</meta:creation-date>
    <dc:date>2018-06-08T11:28:51.934408536</dc:date>
    <meta:editing-duration>PT5H13M35S</meta:editing-duration>
    <meta:editing-cycles>42</meta:editing-cycles>
    <meta:generator>LibreOffice/5.1.6.2$Linux_X86_64 LibreOffice_project/10m0$Build-2</meta:generator>
    <meta:document-statistic meta:table-count="0" meta:image-count="0" meta:object-count="0" meta:page-count="17" meta:paragraph-count="339" meta:word-count="4202" meta:character-count="22132" meta:non-whitespace-character-count="17480"/>
  </office:meta>
</office:document-meta>
</file>